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text-properties officeooo:rsid="00222c14" officeooo:paragraph-rsid="00222c14"/>
    </style:style>
    <style:style style:name="P3" style:family="paragraph" style:parent-style-name="Text_20_body">
      <style:text-properties officeooo:rsid="00222c14" officeooo:paragraph-rsid="00222c14"/>
    </style:style>
    <style:style style:name="P4" style:family="paragraph" style:parent-style-name="Heading_20_3">
      <style:text-properties officeooo:rsid="00249368" officeooo:paragraph-rsid="00249368"/>
    </style:style>
    <style:style style:name="P5" style:family="paragraph" style:parent-style-name="Text_20_body">
      <style:text-properties officeooo:paragraph-rsid="00249368"/>
    </style:style>
    <style:style style:name="P6" style:family="paragraph" style:parent-style-name="Text_20_body">
      <style:text-properties officeooo:paragraph-rsid="002642d1"/>
    </style:style>
    <style:style style:name="P7" style:family="paragraph" style:parent-style-name="Heading_20_3">
      <style:text-properties officeooo:rsid="002642d1" officeooo:paragraph-rsid="002642d1"/>
    </style:style>
    <style:style style:name="P8" style:family="paragraph" style:parent-style-name="Heading_20_1">
      <style:text-properties officeooo:rsid="00229d0f" officeooo:paragraph-rsid="00229d0f"/>
    </style:style>
    <style:style style:name="P9" style:family="paragraph" style:parent-style-name="Text_20_body">
      <style:text-properties officeooo:rsid="00229d0f" officeooo:paragraph-rsid="00229d0f"/>
    </style:style>
    <style:style style:name="P10" style:family="paragraph" style:parent-style-name="Heading_20_3">
      <style:text-properties officeooo:rsid="0027a9ea" officeooo:paragraph-rsid="0027a9ea"/>
    </style:style>
    <style:style style:name="P11" style:family="paragraph" style:parent-style-name="Text_20_body">
      <style:text-properties officeooo:paragraph-rsid="0027a9ea"/>
    </style:style>
    <style:style style:name="P12" style:family="paragraph" style:parent-style-name="Text_20_body">
      <style:text-properties officeooo:rsid="002a34e8"/>
    </style:style>
    <style:style style:name="P13" style:family="paragraph" style:parent-style-name="Heading_20_1">
      <style:text-properties officeooo:paragraph-rsid="00229d0f"/>
    </style:style>
    <style:style style:name="P14" style:family="paragraph" style:parent-style-name="Text_20_body">
      <style:text-properties officeooo:paragraph-rsid="002f3383"/>
    </style:style>
    <style:style style:name="P15" style:family="paragraph" style:parent-style-name="Heading_20_1">
      <style:text-properties style:text-underline-style="none" fo:font-weight="bold" officeooo:rsid="00229d0f" officeooo:paragraph-rsid="00229d0f" style:font-weight-asian="bold" style:font-weight-complex="bold"/>
    </style:style>
    <style:style style:name="P16" style:family="paragraph" style:parent-style-name="Text_20_body">
      <style:text-properties officeooo:paragraph-rsid="00229d0f"/>
    </style:style>
    <style:style style:name="P17" style:family="paragraph" style:parent-style-name="Text_20_body">
      <style:text-properties officeooo:rsid="00229d0f"/>
    </style:style>
    <style:style style:name="P18" style:family="paragraph" style:parent-style-name="Text_20_body">
      <style:text-properties officeooo:rsid="00229d0f" officeooo:paragraph-rsid="0036c44b"/>
    </style:style>
    <style:style style:name="P19" style:family="paragraph" style:parent-style-name="Text_20_body">
      <style:text-properties officeooo:paragraph-rsid="003ce236"/>
    </style:style>
    <style:style style:name="P20" style:family="paragraph" style:parent-style-name="Heading_20_3">
      <style:text-properties officeooo:paragraph-rsid="003ce236"/>
    </style:style>
    <style:style style:name="P21" style:family="paragraph" style:parent-style-name="Text_20_body">
      <style:text-properties officeooo:rsid="003ce236" officeooo:paragraph-rsid="003ce236"/>
    </style:style>
    <style:style style:name="P22" style:family="paragraph" style:parent-style-name="Text_20_body">
      <style:text-properties officeooo:paragraph-rsid="003eeb17"/>
    </style:style>
    <style:style style:name="P23" style:family="paragraph" style:parent-style-name="Text_20_body">
      <style:text-properties officeooo:paragraph-rsid="00454b95"/>
    </style:style>
    <style:style style:name="P24" style:family="paragraph" style:parent-style-name="Heading_20_1">
      <style:text-properties officeooo:rsid="00229d0f" officeooo:paragraph-rsid="00454b95"/>
    </style:style>
    <style:style style:name="P25" style:family="paragraph" style:parent-style-name="Text_20_body">
      <style:text-properties officeooo:paragraph-rsid="0046dd4b"/>
    </style:style>
    <style:style style:name="P26" style:family="paragraph" style:parent-style-name="Text_20_body">
      <style:text-properties officeooo:paragraph-rsid="004950c3"/>
    </style:style>
    <style:style style:name="P27" style:family="paragraph" style:parent-style-name="Text_20_body">
      <style:text-properties officeooo:paragraph-rsid="004efe06"/>
    </style:style>
    <style:style style:name="P28" style:family="paragraph" style:parent-style-name="Heading_20_1">
      <style:text-properties officeooo:paragraph-rsid="00454b95"/>
    </style:style>
    <style:style style:name="T1" style:family="text">
      <style:text-properties officeooo:rsid="003b4d38"/>
    </style:style>
    <style:style style:name="T2" style:family="text">
      <style:text-properties officeooo:rsid="002ab855"/>
    </style:style>
    <style:style style:name="T3" style:family="text">
      <style:text-properties officeooo:rsid="0026135d"/>
    </style:style>
    <style:style style:name="T4" style:family="text">
      <style:text-properties officeooo:rsid="002642d1"/>
    </style:style>
    <style:style style:name="T5" style:family="text">
      <style:text-properties officeooo:rsid="0027a9ea"/>
    </style:style>
    <style:style style:name="T6" style:family="text">
      <style:text-properties officeooo:rsid="0028946c"/>
    </style:style>
    <style:style style:name="T7" style:family="text">
      <style:text-properties officeooo:rsid="00292c9a"/>
    </style:style>
    <style:style style:name="T8" style:family="text">
      <style:text-properties officeooo:rsid="002a34e8"/>
    </style:style>
    <style:style style:name="T9" style:family="text">
      <style:text-properties officeooo:rsid="002c85ec"/>
    </style:style>
    <style:style style:name="T10" style:family="text">
      <style:text-properties officeooo:rsid="002da3d4"/>
    </style:style>
    <style:style style:name="T11" style:family="text">
      <style:text-properties officeooo:rsid="002f3383"/>
    </style:style>
    <style:style style:name="T12" style:family="text">
      <style:text-properties officeooo:rsid="002fd077"/>
    </style:style>
    <style:style style:name="T13" style:family="text">
      <style:text-properties fo:font-style="italic" style:font-style-asian="italic" style:font-style-complex="italic"/>
    </style:style>
    <style:style style:name="T14" style:family="text">
      <style:text-properties officeooo:rsid="0032d558"/>
    </style:style>
    <style:style style:name="T15" style:family="text">
      <style:text-properties fo:font-style="italic" officeooo:rsid="0032d558" style:font-style-asian="italic" style:font-style-complex="italic"/>
    </style:style>
    <style:style style:name="T16" style:family="text">
      <style:text-properties officeooo:rsid="0034d417"/>
    </style:style>
    <style:style style:name="T17" style:family="text">
      <style:text-properties officeooo:rsid="0036c44b"/>
    </style:style>
    <style:style style:name="T18" style:family="text">
      <style:text-properties officeooo:rsid="00373782"/>
    </style:style>
    <style:style style:name="T19" style:family="text">
      <style:text-properties officeooo:rsid="00385464"/>
    </style:style>
    <style:style style:name="T20" style:family="text">
      <style:text-properties officeooo:rsid="003ce236"/>
    </style:style>
    <style:style style:name="T21" style:family="text">
      <style:text-properties officeooo:rsid="003c173e"/>
    </style:style>
    <style:style style:name="T22" style:family="text">
      <style:text-properties officeooo:rsid="003db7ba"/>
    </style:style>
    <style:style style:name="T23" style:family="text">
      <style:text-properties officeooo:rsid="003eeb17"/>
    </style:style>
    <style:style style:name="T24" style:family="text">
      <style:text-properties officeooo:rsid="00404be3"/>
    </style:style>
    <style:style style:name="T25" style:family="text">
      <style:text-properties officeooo:rsid="004245ff"/>
    </style:style>
    <style:style style:name="T26" style:family="text">
      <style:text-properties officeooo:rsid="0042692e"/>
    </style:style>
    <style:style style:name="T27" style:family="text">
      <style:text-properties officeooo:rsid="0043cb69"/>
    </style:style>
    <style:style style:name="T28" style:family="text">
      <style:text-properties fo:font-style="italic" officeooo:rsid="0043cb69" style:font-style-asian="italic" style:font-style-complex="italic"/>
    </style:style>
    <style:style style:name="T29" style:family="text">
      <style:text-properties officeooo:rsid="00447c7c"/>
    </style:style>
    <style:style style:name="T30" style:family="text">
      <style:text-properties officeooo:rsid="0046dd4b"/>
    </style:style>
    <style:style style:name="T31" style:family="text">
      <style:text-properties fo:font-style="italic" officeooo:rsid="0046dd4b" style:font-style-asian="italic" style:font-style-complex="italic"/>
    </style:style>
    <style:style style:name="T32" style:family="text">
      <style:text-properties fo:font-style="italic" officeooo:rsid="00477d94" style:font-style-asian="italic" style:font-style-complex="italic"/>
    </style:style>
    <style:style style:name="T33" style:family="text">
      <style:text-properties officeooo:rsid="00477d94"/>
    </style:style>
    <style:style style:name="T34" style:family="text">
      <style:text-properties officeooo:rsid="0047de7d"/>
    </style:style>
    <style:style style:name="T35" style:family="text">
      <style:text-properties officeooo:rsid="0048050e"/>
    </style:style>
    <style:style style:name="T36" style:family="text">
      <style:text-properties officeooo:rsid="004950c3"/>
    </style:style>
    <style:style style:name="T37" style:family="text">
      <style:text-properties fo:font-style="italic" officeooo:rsid="004950c3" style:font-style-asian="italic" style:font-style-complex="italic"/>
    </style:style>
    <style:style style:name="T38" style:family="text">
      <style:text-properties officeooo:rsid="004c0985"/>
    </style:style>
    <style:style style:name="T39" style:family="text">
      <style:text-properties officeooo:rsid="004c1e10"/>
    </style:style>
    <style:style style:name="T40" style:family="text">
      <style:text-properties fo:font-style="italic" style:text-underline-style="none" style:font-style-asian="italic" style:font-style-complex="italic"/>
    </style:style>
    <style:style style:name="T41" style:family="text">
      <style:text-properties fo:font-style="italic" officeooo:rsid="004c1e10" style:font-style-asian="italic" style:font-style-complex="italic"/>
    </style:style>
    <style:style style:name="T42" style:family="text">
      <style:text-properties officeooo:rsid="004d1c5a"/>
    </style:style>
    <style:style style:name="T43" style:family="text">
      <style:text-properties fo:font-style="italic" officeooo:rsid="004d1c5a" style:font-style-asian="italic" style:font-style-complex="italic"/>
    </style:style>
    <style:style style:name="T44" style:family="text">
      <style:text-properties officeooo:rsid="004efe06"/>
    </style:style>
    <style:style style:name="T45" style:family="text">
      <style:text-properties fo:font-style="italic" officeooo:rsid="004efe06"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4efe06" style:font-style-asian="normal" style:font-style-complex="normal"/>
    </style:style>
    <style:style style:name="T48" style:family="text">
      <style:text-properties fo:font-style="italic" officeooo:rsid="0050e307" style:font-style-asian="italic" style:font-style-complex="italic"/>
    </style:style>
    <style:style style:name="T49" style:family="text">
      <style:text-properties officeooo:rsid="0050e307"/>
    </style:style>
    <style:style style:name="T50" style:family="text">
      <style:text-properties officeooo:rsid="00514d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sUnix</text:p>
      <text:p text:style-name="P1">Oier Elortondo</text:p>
      <text:h text:style-name="P2" text:outline-level="1">Sarrera</text:h>
      <text:h text:style-name="P2" text:outline-level="1">Main.c</text:h>
      <text:p text:style-name="P3">Main.c fitxategia CasUnix sistemaren funtzio nagusia eta hasieratzailea da. Fitxategi honek sistema osoaren exekuzioa kudeatzen du, hasieratik amaiera arte. Lehenik eta behin, sistemaren oinarrizko osagaiak konfiguratzen ditu, ondoren hariak sortzen ditu, eta azkenik exekuzio ziklikoa martxan jartzen du. Fitxategia main() funtzio bakarrarekin osatuta dago.</text:p>
      <text:h text:style-name="P4" text:outline-level="3">Aldagai Globalen Deklarazioa</text:h>
      <text:p text:style-name="P5">Fitxategiak hainbat aldagai global ditu, sistemaren sinkronizazioa kudeatzeko ezinbestekoak direnak. Lehenik, pthread liburutegiko mutexak eta <text:span text:style-name="T1">kondizio</text:span> <text:span text:style-name="T2">aldagaiak</text:span> daude. MutexS aldagaiak scheduler-aren sarbidea kontrolatzen du, eta mutex aldagaiak erlojuaren eta tenporizadoreen arteko sinkronizazioa kudeatzen du. <text:span text:style-name="T1">Kondizio</text:span> <text:span text:style-name="T2">aldagaiak</text:span> hariak blokeatzen eta esnatzen dituzte behar denean. </text:p>
      <text:p text:style-name="P5">Kontrol-aldagaiei dagokienez, TempCont aldagaiak zenbat tenporizadore erabiliko diren zehazten du, kasu honetan bi. SistemaAmaitu aldagaia zero balioarekin hasten da eta bat bihurtzen da sistema amaitu behar denean. Done aldagaiak zenbat tenporizadore esnatu diren kontatzen du tick bakoitzean.</text:p>
      <text:h text:style-name="Heading_20_3" text:outline-level="3">Main Funtzioaren Hasieraketa</text:h>
      <text:p text:style-name="Text_20_body">Main funtzioa exekutatzen hasten denean, lehenik eta behin ausazko zenbakien sortzailea hasieratzen du srand funtzioarekin, uneko denbora erabiliz. Hau garrantzitsua da sistema osoan ausazkotasuna behar delako, hala nola prozesu bakoitzaren hasierako garrantzia zehazteko edo jokoen emaitzak kalkulatzeko. Ondoren, ready prozesuen ilara hasieratzen du lehena eta azkena NULL balioekin, ilara hutsik dagoela adierazteko.</text:p>
      <text:h text:style-name="Heading_20_3" text:outline-level="3">Memoria Sistemaren Hasieraketa</text:h>
      <text:p text:style-name="Text_20_body">Sistemaren memoria fisikoa hasieratzen da memoriaHasieratu funtzioari deituz. Funtzio honek hamaseiko megabyte esleitzen ditu calloc erabiliz, memoria guztia zeroz hasieratuz. Memoria bi zati nagusitan banatzen da: kernel memoria, zero helbidean hasten dena eta megabyte bat okupatzen duena, eta user memoria, megabyte batetik hamaseiko megabyteetara doana. Kernel memorian orri-taulak gordeko dira, eta user memorian programen kodea eta datuak. Hasieraketa hau egitean, sistemak pantailan mezuak erakusten ditu memoria zuzen konfiguratu dela baieztatzeko.</text:p>
      <text:h text:style-name="Heading_20_3" text:outline-level="3">CPU eta Hardware Hariak</text:h>
      <text:p text:style-name="Text_20_body">CPUaren konfigurazioa ezinbestekoa da sistemaren exekuziorako. Bi core eta core bakoitzeko bi hardware hari konfiguratzen dira, guztira lau hari osatuz. CpuHasieratu funtzioari deituz gero, funtzio honek CPU egitura dinamikoki alokatzen du eta core bakoitza konfiguratzen du bere <text:soft-page-break/>hariekin. Hari bakoitzak bere MMU bat, TLB bat, PTBR erregistroa, PC erregistroa, IR erregistroa eta hamaseiko erregistro orokor ditu. Hasieran hari guztiak libre egoeran daude, PCB bat esleitu arte. Gainera, hariakIlara array-a sortzen da, round-robin algoritmoa erabiliz hariak antolatzeko.</text:p>
      <text:h text:style-name="Heading_20_3" text:outline-level="3">Programen Karga</text:h>
      <text:p text:style-name="Text_20_body">Berrogeita hamar programa kargatzen dira prometheus direktorioko elf fitxategietatik. For bukle batek prog000.elf-tik prog049.elf-ra fitxategi guztiak irakurtzen ditu. Programa bakoitzarentzat, lehenik garrantzia ausazkoa zehazten da bat eta hamar artean, eta gero programaKargatu funtzioari deituz, funtzio honek PCB bat sortzen du, orri-taula bat sortzen du kernel memorian, elf fitxategiaren edukia irakurtzen du bereiziz text segmentua eta data segmentua, memoria fisikoan kopiatzen du code eta data, orri-taula betetzen du frame fisikoekin, eta azkenik PCB berria ready ilarara sartzen du garrantziaren arabera ordenatuta.</text:p>
      <text:p text:style-name="Text_20_body">Programa bakoitza kargatzen denean, pantailan informazio xehatua agertzen da. Lehen lerroan programa zein fitxategitik datorren eta zein PID esleitu zaion erakusten da. Ondoren, orri-taularen helbide fisikoa adierazten da, eta gero code eta data segmentuen hasierako helbideak, birtualak eta fisikoak. Amaitzeko, memoria dump bat erakusten da segmentu bakoitzaren edukiarekin, agindu guztiak code segmentuan eta datu guztiak data segmentuan.</text:p>
      <text:h text:style-name="Heading_20_3" text:outline-level="3">Orri-Taulen Bistaratzea</text:h>
      <text:p text:style-name="Text_20_body">Programa guztiak kargatu ondoren, orriTaulakGuztiakPantailaratu funtzioari deitzen zaio. Funtzio honek ready ilaran dauden prozesu guztien orri-taulak bistaratzen ditu pantailan. Prozesu bakoitzarentzat, orri-taularen oinarri-helbidea erakusten da, taularen tamaina byte-tan eta sarrera kopuruan, eta balio duten sarrera bakoitzaren xehetasunak. Sarrera bakoitzak frame fisikoa, baliozkotasun bita, dirty bita eta erreferentzia bita erakusten ditu. Informazio hau erabilgarria da sistemak memoria nola kudeatzen duen ikusteko.</text:p>
      <text:h text:style-name="Heading_20_3" text:outline-level="3">Itxaron Denbora</text:h>
      <text:p text:style-name="Text_20_body">Konfigurazio guztia egin ondoren, sistemak hiru segunduz gelditzen da. Denbora hau erabiltzaileari ematen zaio hasierako konfigurazioa ondo ikusi dezan exekuzioa hasi baino lehen. Modu honetan, erabiltzaileak prozesu guztiak behar bezala kargatu direla egiaztatu dezake, memoria zuzen banatu dela ikusi dezake, eta CPUaren konfigurazioa egokia dela ziurtatu dezake. <text:span text:style-name="T3">Denbora gehiago behar badu erabiltzaileak programa guztiz gelditu ahal du Ctrl+C tekla konbinazioa eginez.</text:span></text:p>
      <text:h text:style-name="Heading_20_3" text:outline-level="3">Exekuzioaren Hasiera</text:h>
      <text:p text:style-name="P6">Sistema exekutatzen hasteko, hainbat hari sortu behar dira. Lehenengo haria scheduler-a da, <text:span text:style-name="T4">hari</text:span> honek ready ilaratik prozesuak hartzen ditu eta Dispatcher-era bidaltzen ditu CPUan exekutatzeko. Bigarren haria erlojua da, <text:span text:style-name="T4">e</text:span>rlojuak tick-ak sortzen ditu eta tenporizadoreen sinkronizazioa koordinatzen du.</text:p>
      <text:p text:style-name="P6">Ondoren, bi tenporizadore hari sortzen dira. bakoitzari bere identifikadorea eta maiztasuna <text:span text:style-name="T4">esleitzen zaio (identifikadorea erabiltzen da erlojua.c-ko tenporizadore funtzioak ze tenporizadorek ze lan egin behar duen jakiteko)</text:span>. Lehenengo tenporizadoreak hiru tick-ean behin scheduler-ari deitzen dio, eta bigarrenak tick bakoitzean CPU-ko hari guztiak exekutatzen ditu.</text:p>
      <text:h text:style-name="P7" text:outline-level="3"><text:soft-page-break/>Exekuzioaren Amaiera</text:h>
      <text:p text:style-name="P6"><text:span text:style-name="T5">Sistema exekutatzen amaitzen denean</text:span> PCB guztiak eta memoria fisikoa askatu <text:span text:style-name="T5">egiten da</text:span>. <text:span text:style-name="T5">Garrantzitsua izaten da calloc edo malloc-ak erabiltzean programaren amaiera memoria zati horiek askatzea.</text:span></text:p>
      <text:h text:style-name="P8" text:outline-level="1">Erlojua.c</text:h>
      <text:p text:style-name="P9">Erlojua.c fitxategiak CasUnix sistemaren denbora-kudeaketa guztiaren ardura du. Fitxategi honek bi funtzio nagusi inplementatzen ditu: erlojua funtzioa, sistemaren tick-ak sortzen dituena, eta temporizadorea funtzioa, maiztasun zehatz batekin gertaerak eragiten dituena. Funtzio hauek elkarrekin lan egiten dute sistema osoaren exekuzio-erritmoa kontrolatzeko, sinkronizazio mekanismo erabiliz.</text:p>
      <text:h text:style-name="P10" text:outline-level="3">Erlojua Funtzioa</text:h>
      <text:p text:style-name="P11">Erlojua funtzioa bukle infinitu batean <text:span text:style-name="T6">funtzionatzen</text:span> d<text:span text:style-name="T6">u</text:span>, <text:span text:style-name="T6">sistema amaitzeko deia jaso arte hari independente batek exekutatzen du funtzioa.</text:span></text:p>
      <text:p text:style-name="Text_20_body">Buklearen barruan, lehenik <text:span text:style-name="T7">mutexa</text:span> <text:span text:style-name="T7">blokeatzen</text:span> du pthread_mutex_lock funtzioari deituz. <text:span text:style-name="T7">Done aldagaia erabiliz</text:span> ziurtatzen du tenporizadore guztiak beren lana egin dutela tick-a sortu baino lehen. <text:span text:style-name="T7">Erlojuak pthread_cond_wait funtzio erabiltzen du tenporizadoreekin sinkronizatzeko, f</text:span>untzio honek bi gauza egiten ditu aldi berean: mutexaren <text:span text:style-name="T7">blokeoa</text:span> askatzen du eta <text:span text:style-name="T7">bere burua</text:span> blokeatzen du seinalea iritsi arte. Horrela, tenporizadoreak <text:span text:style-name="T7">libre</text:span> daude beren lana egiteko erlojua blokeaturik dagoen bitartean.</text:p>
      <text:p text:style-name="Text_20_body">Tenporizadore guztiak <text:span text:style-name="T7">beraien lana egin dutenean</text:span>, <text:span text:style-name="T7">tick mezu bat pantailaratuko du pantailan</text:span>, sistemaren ziklo berri bat hasi dela adierazteko. Ondoren, Done aldagaia berriz zero jartzen <text:span text:style-name="T7">eta tenporizadoreen hari </text:span><text:span text:style-name="T8">guztiak</text:span><text:span text:style-name="T7"> esnatzen hurrengo ziklorako</text:span>. Gero, pcbakGarbitu funtzioari deitzen zaio, ziklo honetan amaitu diren <text:span text:style-name="T7">programa (PCB)</text:span> guztiak askatzeko. <text:span text:style-name="T7">Zikloak b</text:span>ehin eta berriro errepikatzen da sistemaAmaitu <text:span text:style-name="T7">aldagai aldatu </text:span>arte.</text:p>
      <text:h text:style-name="P10" text:outline-level="3">Tenporizadore Funtzioa</text:h>
      <text:p text:style-name="P11">Te<text:span text:style-name="T8">n</text:span>porizadorea <text:span text:style-name="T8">f</text:span>untzioak TempArgs egitura bat jasotzen du parametro gisa, egituran tenporizadorearen identifikadorea eta maiztasuna <text:span text:style-name="T8">daude</text:span>. Funtzioa hasten denean, mezu bat inprimatzen du <text:span text:style-name="T8">ze </text:span>tenporizadore hasi den eta <text:span text:style-name="T8">zenbateko</text:span> maiztasun<text:span text:style-name="T8">a</text:span> duen adierazteko.</text:p>
      <text:p text:style-name="Text_20_body"><text:span text:style-name="T8">Tenporizadorea</text:span> infinitu<text:span text:style-name="T8">ki exekutatuko da sistema amaitzen ez den bitartean</text:span>. Buklearen barruan, <text:span text:style-name="T8">tenporizadorearen maiztasuna betetzen denean</text:span> <text:span text:style-name="T8">tenporizadorea lan bat egiten du bere id-aren arabera</text:span>. Bi tenporizadore daude sistemean: lehenengo tenporizadoreak, <text:span text:style-name="T8">CPUko hari denak exekutatzen ditu eta b</text:span>igarren tenporizadoreak, scheduler-ari seinalea bidaltzeko ready ilaratik prozesu bat hartu dezan.</text:p>
      <text:p text:style-name="P12">Temporizadoreak egin dako lana amaitzean erlojuarekin komunikatzen da erlojuak jakitzeko temporizadore honek bera lana amaitu duela.</text:p>
      <text:p text:style-name="Text_20_body">Prozesua hau errepikatzen da behin eta berriz, tenporizadore bakoitza bere maiztasunaren arabera lan egiten duelako. Lehenengo tenporizadoreak tick bakoitzean lan egiten du, eta bigarrenak <text:span text:style-name="T8">bost</text:span> tick-ean behin <text:span text:style-name="T8">(maiztasunak aldatu ahal dira)</text:span>. Horrela, sistemak exekuzio-erritmoa malgua eta konfiguragarria izaten du, tenporizadore desberdinak gehituz gero edo maiztasunak aldatuz gero.</text:p>
      <text:h text:style-name="Heading_20_3" text:outline-level="3"><text:soft-page-break/>Sinkronizazio Mekanismoa</text:h>
      <text:p text:style-name="P11">Bi funtzio hauen arteko sinkronizazioa oso garrantzitsua da sistemaren zuzen funtzionatzeko. Erlojuak eta tenporizadoreek mutex berdina erabiltzen dute, horrela elkarren gainean idatzi gabe Done aldagaia eguneratu dezakete. <text:span text:style-name="T1">Kondizio</text:span> <text:span text:style-name="T2">bi aldagai</text:span> erabiltzen dira, cond tenporizadoreak esnatzen dituelako eta cond2 berriro blokeatzen dituelako.</text:p>
      <text:p text:style-name="Text_20_body">Sekuentzia hau errepika daiteke adibide batekin: Erlojua hasten da eta mutexa <text:span text:style-name="T2">blokeatzen</text:span> du. Ondoren, Done zero dela ikustean, while baldintzan sartzen da eta pthread_cond_wait deitzen du. Une honetan, erlojua blokeatuta dago eta mutex<text:span text:style-name="T2">a</text:span> askat<text:span text:style-name="T2">zen</text:span> du. Tenporizadoreak bat eta bi esnatzen dira, Done inkrementatzen dute, beren lanak egiten dituzte, eta pthread_cond_signal deitzen diote erlojuari. Bi tenporizadoreak esnatzen direnean, Done bi da, TempCont<text:span text:style-name="T2">en</text:span> berdina. Orduan, erlojua while baldintzatik irteten da, Tick inprimatzen du, Done zero jartzen du, eta pthread_cond_broadcast deitzen du tenporizadore guztiak esnatuz. Eta zikloa berriz hasten da.</text:p>
      <text:p text:style-name="Text_20_body">Mekanismo honek ziurtatzen du tenporizadore guztiak sinkronizaturik daudela eta tick-ak erregularki sortzen direla, sistemaren exekuzio-fluxua ordenatu eta aurreikusgarria izateko.</text:p>
      <text:h text:style-name="P13" text:outline-level="1" text:is-list-header="true">Prozesuak.c</text:h>
      <text:p text:style-name="P9">Prozesuak.c fitxategiak CasUnix sistemako prozesu guztien kudeaketa egiten du. Fitxategi honek PCB egiturak sortzen ditu, prozesuen ilaran kudeatzen ditu, eta amaitu diren prozesuak garbitzen ditu. Bi datu-egitura nagusi erabiltzen ditu: ready ilara, exekutatzeko zain dauden prozesuak gordetzeko, eta amaituDirena zerrenda, memoria garbitu aurretik amaitu diren PCBak mantentzeko. Fitxategiak sei funtzio nagusi inplementatzen ditu, bakoitza zeregin zehatz bat duena prozesu baten bizitza-zikloan.</text:p>
      <text:h text:style-name="Heading_20_3" text:outline-level="3">Aldagai Globalak</text:h>
      <text:p text:style-name="Text_20_body">Fitxategiak hiru aldagai global mantentzen ditu. Last_ID aldagaiak hurrengo prozesuari esleitu beharreko identifikadorea gordetzen du, bat balioarekin hasieratua. Ready aldagaia prozesu_ilara egitura bat da, exekutatzeko zain dauden prozesu guztiak ilara batean antolatzeko. AmaituDirena aldagaia pcb_zerrenda egitura bat da, exekuzioa amaitu duten baina oraindik memoria askatu ez duten PCBak gordetzen dituena. Zerrenda hau beharrezkoa da PCB bat oraindik erabiltzen den bitartean memoria askatzea saihesteko.</text:p>
      <text:h text:style-name="Heading_20_3" text:outline-level="3">ProzesuakSortu Funtzioa</text:h>
      <text:p text:style-name="Text_20_body">ProzesuakSortu funtzioa PCB berri bat sortzen du eta hasieratzen du. Funtzioak garrantzi parametro bat jasotzen du, prozesuaren lehentasuna zehazteko. Lehenik, PCB egiturarako memoria dinamikoki alokatzen du malloc funtzioaren bidez. Ondoren, PCB berriaren eremu guztiak hasieratzen <text:span text:style-name="T9">ditu</text:span>. Running eremua zero jarri da, prozesua oraindik exekutatzen ez delako. PreferentziaCPU aldagaia minus bat da hasieran, prozesuak ez duelako core zehatzik nahiago izan. Garrantzia eremua parametro gisa jasotako balioarekin hasieratzen da. Pid eremua last_ID aldagaiaren balio arruntarekin ezartzen da, eta gero last_ID inkrementatzen da hurrengo prozesuarentzat. Azkenik, PCB berriaren punteroa itzultzen du <text:span text:style-name="T9">deia egin duen funtzioari</text:span>.</text:p>
      <text:h text:style-name="Heading_20_3" text:outline-level="3"><text:soft-page-break/>ProzesuaPick Funtzioa</text:h>
      <text:p text:style-name="Text_20_body">ProzesuaPick funtzioak ready ilarako lehenengo PCBa itzultzen du, baina ez du ilaratik kentzen. Funtzio hau erabilgarria da hurrengo exekutatuko den prozesua ikusteko ilara aldatu gabe. Funtzioa oso sinplea da: ready.lehena NULL ez bada, lehenengo zatiko PCBaren punteroa itzultzen du. Bestela, ilara hutsik badago, PCB huts bat sortzen du malloc erabiliz, pid minus bat duela, eta punteroa itzultzen du. PCB huts hau bereizgarri bat da ilararekin arazoak badaude jakiteko.</text:p>
      <text:h text:style-name="Heading_20_3" text:outline-level="3">ProzesuaPoll Funtzioa</text:h>
      <text:p text:style-name="Text_20_body">ProzesuaPoll funtzioa prozesuaPick funtzioarekin antzekoa da, baina desberdintasun garrantzitsu bat du: ilaratik kentzen du prozesua itzuli aurretik. Funtzioak ready ilara hutsik ez dagoela egiaztatzen du lehenengo zatia existitzen dela begiratuz. Ilaran prozesuak badaude, lehenengo <text:span text:style-name="T10">PCBaren</text:span> punteroa gordetzen du. Ondoren, ready.lehena punteroa eguneratzen du hurrengo <text:span text:style-name="T10">PCBra</text:span> apuntatuz. Hurrengo pausuan, <text:span text:style-name="T10">hurrengo PCBrik ez bada existitzen</text:span> ready <text:span text:style-name="T10">ilarako </text:span>azkena NULL jar<text:span text:style-name="T10">tzen </text:span>da, ilararen egoera koherentea mantentzeko, <text:span text:style-name="T10">i</text:span>lara hutsik geratu bada, azkena ere hutsik egon behar d<text:span text:style-name="T10">elako</text:span>. Azkenik, lehenengo zati zaharra askatu egiten da free funtzioaren bidez, memoria ihesa saihesteko, eta <text:span text:style-name="T10">barruan zuen </text:span>PCBaren punteroa itzultzen du. Ilara hutsik badago, prozesuaPick funtzioaren antzera PCB huts bat sortzen eta itzultzen du.</text:p>
      <text:h text:style-name="Heading_20_3" text:outline-level="3">ProzesuaPush Funtzioa</text:h>
      <text:p text:style-name="Text_20_body">ProzesuaPush funtzioa prozesu bat ready ilaran txertatzen du, garrantziaren arabera <text:span text:style-name="T10">ilarako posizio baten edo bestean sartuko du</text:span>. Funtzioak PCB punteroa jasotzen du parametro gisa eta lehenik nodo berri bat sortzen du dinamikoki. Nodo honek bi eremu ditu: PCBaren punteroa eta hurrengo nodoaren punteroa. PCBaren running eremua zero jartzen da, prozesua ilaran dagoelako eta ez CPUan. Ondoren, ilara hutsik ez dagoela egiaztatzen du ready.azkena NULL ez den begiratuz.</text:p>
      <text:p text:style-name="Text_20_body">Ilaran prozesuak badaude, nodo berria txertatu behar da garrantziaren arabera kokapen egokian. Horretarako, momentukoa aldagaia erabiltzen da ilararen hasieratik abiatzeko. While bukle batek ilararen zehar ibiltzen du, hurrengo nodoa existitzen den eta hurrengo nodoaren PCBak garrantzia handiagoa duen bitartean. Buklea amaitzean, momentukoa nodoak leku egokia adierazten du, non nodo berria txertatu behar den.</text:p>
      <text:p text:style-name="Text_20_body">Hiru kasu posible daude txertatzeko. Lehenengo kasuan, nodo berria ilararen hasieran txertatu behar da, momentukoa lehenengo nodoa denean eta nodo horren PCBak garrantzia txikiagoa edo berdina duenean. Kasu honetan, nodo berriak ilararen hasierara apuntatzen du eta ready.lehena eguneratzen da. Bigarren kasuan, nodo berria erdian txertatu behar da, momentukoa eta hurrengo nodoaren artean. Hirugarren kasuan, nodo berria ilararen amaieran txertatu behar da, eta ready.azkena eguneratu behar da.</text:p>
      <text:p text:style-name="Text_20_body">Ilara hutsik badago, prozesua askoz errazagoa da. Ready.lehena eta ready.azkena nodo berrira apuntatzen dira, eta nodo berriaren hurrengoa NULL jar<text:span text:style-name="T10">tzen</text:span> da, elementu bakarra delako.</text:p>
      <text:h text:style-name="Heading_20_3" text:outline-level="3">PcbAmaituMarkatu Funtzioa</text:h>
      <text:p text:style-name="Text_20_body">PcbAmaituMarkatu funtzioak prozesu bat amaitu diren zerrendara gehitzen du, berehala memoria askatu gabe. Hau garrantzitsua da PCB bat oraindik erabiltzen den bitartean memoria askatzea saihesteko <text:span text:style-name="T10">eta core dump errorea ez dadin gertatu</text:span>. Funtzioak PCB punteroa jasotzen du parametro gisa eta <text:span text:style-name="T10">amaituen ilara hutsik </text:span>ez d<text:span text:style-name="T10">agoela</text:span> egiaztatzen du. Ondoren, nodo berri bat sortzen du <text:soft-page-break/>dinamikoki, eta PCBaren punteroa eta hurrengo nodoaren punteroa ezartzen ditu. Nodo berria <text:span text:style-name="T10">amaituen</text:span> <text:span text:style-name="T10">ilara</text:span> hasieran txertatzen da, lehenengo nodora apuntatuz. Azkenik, mezu bat inprimatzen du pantailan, PCB zehatz bat zerrendara gehitu dela adierazteko.</text:p>
      <text:h text:style-name="Heading_20_3" text:outline-level="3">PcbakGarbitu Funtzioa</text:h>
      <text:p text:style-name="Text_20_body">PcbakGarbitu funtzioak <text:span text:style-name="T11">amaituen ilarako</text:span> PCB guztien memoria askatzen du. Funtzio hau erlojuak deitzen du tick bakoitzean, aurreko zikloan amaitu diren prozesuak garbitzeko. <text:span text:style-name="T11">Ilara osoa zeharkatzen du bertako PCB guztiak askatzen.</text:span></text:p>
      <text:p text:style-name="Text_20_body"><text:span text:style-name="T11">Ilara</text:span> osoa prozesatu ondoren, PCB bat edo gehiago askatu badira, mezu bat inprimatzen da pantailan zenbat PCB askatu diren adierazteko. Funtzio hau ezinbestekoa da memoria ihesa saihesteko, prozesuak etengabe sortzen eta amaitzen direlako sistemaren exekuzio osoan zehar.</text:p>
      <text:h text:style-name="Heading_20_3" text:outline-level="3">Datu-Egituren Koherentzia</text:h>
      <text:p text:style-name="P14">Prozesuak.c fitxategiak bi datu-egitura konplexu kudeatzen ditu modu koherentean. Ready ilara beti garrantziaren arabera ordenatuta dago, lehentasun handieneko prozesuak lehenik exekutatuko direlarik. Ilara egitura <text:span text:style-name="T11">ilara</text:span> lotuaren bidez inplementatuta dago, txertatzea eta kentzea eraginkortasunez egiteko. <text:span text:style-name="T11">Amaituen</text:span> <text:span text:style-name="T11">ilara</text:span> askoz sinpleagoa da, hasieratik bakarrik sartzen eta kentzen direlako elementuak. Bi egiturak elkarrekin lan egiten dute prozesu baten bizitza-ziklo osoa kudeatzeko. Kudeaketa hau guztia memoria ihesik gabe eta deadlock-ik gabe egiten da, sinkronizazio egokia eta puntero kudeaketa zorrotza dela medio.</text:p>
      <text:h text:style-name="P15" text:outline-level="1">Cpu.c</text:h>
      <text:p text:style-name="P16">Cpu.c fitxategiak CasUnix sistemaren prozesagailu osoa kudeatzen du, hardware haria bakoitzaren funtzionamendua eta memoria birtualaren itzulpen-sistema <text:span text:style-name="T12">(MMU)</text:span> barne. <text:span text:style-name="T12">Fitxategi honek</text:span> helbide birtualetatik fisikora itzulpena egiteko beharrezko funtzio guztiak inplementatzen ditu, TLB cache-aren kudeaketa barne. Fitxategiak sei funtzio nagusi ditu CPU kudeaketarako eta bost funtzio MMU eta TLB sistemaren funtzionamendurako.</text:p>
      <text:h text:style-name="Heading_20_3" text:outline-level="3">Aldagai Globalak</text:h>
      <text:p text:style-name="P17">Fitxategiak lau aldagai global mantentzen ditu sistemaren exekuzio-egoera kontrolatzeko. CPU aldagaia egitura nagusia da, core guztiak eta harien informazio osoa gordetzen duena. HariTotalak aldagaiak sistemako hardware hari guztien kopurua gordetzen du, core kopurua eta core bakoitzeko hari kopurua biderkatuz kalkulatzen dena. AzkenCorea eta azkenHaria aldagaiek round-robin algoritmoan erabiltzen dira, hurrengo exekutatuko den haria aukeratzeko. Aldagai hauek oso garrantzitsuak dira Dispatcher-ak haria askea aurkitzeko eta lanaren banaketa ekitatiboa bermatzeko.</text:p>
      <text:h text:style-name="Heading_20_3" text:outline-level="3">CpuHasieratu Funtzioa</text:h>
      <text:p text:style-name="P17"><text:span text:style-name="T13">CpuHasieratu</text:span> funtzioak sistemaren CPU osoa konfiguratzen du dinamikoki, core kopurua eta core bakoitzeko hari kopurua parametro gisa jasota. <text:span text:style-name="T14">Lehenik </text:span><text:span text:style-name="T15">H</text:span><text:span text:style-name="T13">ariakIlara</text:span> array-a <text:span text:style-name="T14">hasieratzen da</text:span>, <text:span text:style-name="T14">ilara honek </text:span>hari guztietara atzipen zuzena izateko round-robin algoritmoa erabiltzean. <text:span text:style-name="T14">Ilara</text:span> hau bi dimentsio bihurtzeko modukoa da, baina dimentsio bakarrean inplementatzen da eraginkorragoa izateko.</text:p>
      <text:p text:style-name="P17"><text:soft-page-break/>Jarraian, <text:span text:style-name="T14">coreen ilara</text:span> <text:span text:style-name="T14">sortzen da,</text:span> core bakoitzarentzat egitura bat izateko. <text:span text:style-name="T14">Ondoren core bakoitzak barruan duen hari ilara</text:span> <text:span text:style-name="T14">sortzen da. Hasieran h</text:span>ari bakoitza libre <text:span text:style-name="T14">dagoela </text:span><text:span text:style-name="T16">kontuan hartzen da</text:span>, hasieran prozesurik ez duelako. <text:span text:style-name="T13">CoreID</text:span> eta <text:span text:style-name="T13">hariaID</text:span> eremuak ezartzen dira identifikatzeko. Pcb eremua NULL jartzen da, oraindik prozesurik esleitu ez zaiolako. PC, IR eta PTBR erregistroak zeroz hasieratzen dira. <text:span text:style-name="T16">E</text:span>rregistro orokorrak ere zeroz jartzen dira. Ondoren, <text:span text:style-name="T13">mmuHasieratu</text:span> funtzioari deitzen zaio hari horretako MMU sistema prestatzeko.</text:p>
      <text:p text:style-name="P17">Azken pausuan, <text:span text:style-name="T13">hariakIlara</text:span> array-a betetzen da core eta hari guztiekin. Array honetan, hariak lerrokatuta daude round-robin moduan exekutatzeko.</text:p>
      <text:h text:style-name="Heading_20_3" text:outline-level="3">MmuHasieratu Funtzioa</text:h>
      <text:p text:style-name="P17">MmuHasieratu funtzioak hari baten MMU sistema prestatzen du memoria birtualaren itzulpenerako. Funtzioak haria egituraren punteroa jasotzen du parametro gisa. Lehenik, MMU gaituta eremua bat jartzen da, sistema aktibatuta dagoela adierazteko. Itzulpenak eta orriHutsigitea eremuak zeroz hasieratzen dira, estatistikak kontatzeko. Ondoren, tlbHasieratu funtzioari deitzen zaio <text:span text:style-name="T16">MMU barruko </text:span>TLB cache-a prestatzeko. MMU hasieraketa hau ezinbestekoa da helbide birtualak fisikora itzul daitezen, sistema osoaren funtzionamendua memoria birtualean oinarritzen delako.</text:p>
      <text:h text:style-name="Heading_20_3" text:outline-level="3">TlbHasieratu Funtzioa</text:h>
      <text:p text:style-name="P17">TlbHasieratu funtzioak hariaren TLB cache osoa zeroz jartzen du. TLB-k hamaseiko sarrera ditu, eta funtzio honek sarrera guztiak hutsik uzten ditu. <text:span text:style-name="T16">Sa</text:span>rrera bakoitzarentzat, helbideBirtuala eta helbideFisikoa eremuak zeroz jartzen dira. <text:span text:style-name="T13">Baliozkoa</text:span> eremua zeroz ezartzen da, sarrerak ez duela informazio egiaztaturik adierazteko. <text:span text:style-name="T13">Aldatu</text:span> eremua ere zeroz jartzen da. TLB egituran, <text:span text:style-name="T13">hits</text:span> eta <text:span text:style-name="T13">misses</text:span> aldagaiak zeroz hasieratzen dira, estatistika garbiekin hasteko. <text:span text:style-name="T13">HurrengoSarrera</text:span> aldagaia zeroz jartzen da, round-robin ordena lehenetik abiatuz. Hasieraketa hau beharrezkoa da TLB-k zuzen funtzionatu dezan lehen itzulpenetik aurrera.</text:p>
      <text:h text:style-name="Heading_20_3" text:outline-level="3">TlbBilatu Funtzioa</text:h>
      <text:p text:style-name="P18">TlbBilatu funtzioak helbide birtual bat TLB cache-an bilatzen du, itzulpena modu azkarrean egiteko. Funtzioak bi parametro jasotzen ditu: TLB <text:span text:style-name="T17">baten</text:span> punteroa eta bilatu beharreko helbide birtuala. <text:span text:style-name="T17">Jasotako TLBaren</text:span> sarrera guztiak <text:span text:style-name="T17">begiratzen</text:span> ditu. Sarrera bakoitzarentzat, baliozkoa eremua eta helbideBirtuala eremuak egiaztatzen ditu. Bi baldintzak betetzen badira, hit bat gertatu da, eta hits aldagaia inkrementatzen da <text:span text:style-name="T17">(Ondoren TLBaren estadistikak ikusteko)</text:span>. Sarrera horretako helbide fisikoa itzultzen du emaitza gisa, itzulpena zuzenean eginda. TLB-n aurkitu ez bada, misses aldagaia inkrementatzen da <text:span text:style-name="T17">(Ondoren TLBaren estadistikak ikusteko)</text:span>. Kasu honetan, funtzio honek <text:span text:style-name="T17">0</text:span>xFF<text:span text:style-name="T17">F</text:span>FFFFF balioa itzultzen du, bereizgarri bat aurkitu ez dela adierazteko. Balio hau erabiltzaileak orri-taulara joan behar duela esan nahi du.</text:p>
      <text:h text:style-name="Heading_20_3" text:outline-level="3">TlbSartu Funtzioa</text:h>
      <text:p text:style-name="P18">TlbSartu funtzioak sarrera berri bat TLB cache-an txertatzen du, orri-taulatik jasotako itzulpena gordetzeko. Funtzioak hiru parametro jasotzen ditu: TLB egiturak punteroa, helbide birtuala eta helbide fisikoa. <text:span text:style-name="T13">HurrengoSarrera</text:span> <text:span text:style-name="T17">aldagaiak markatzen du </text:span><text:span text:style-name="T18">ze sarreratan gorde behar diren helbideak. S</text:span>arrera<text:span text:style-name="T18">ren</text:span> eremu guztiak betetzen <text:span text:style-name="T18">dira, lehenik</text:span> <text:span text:style-name="T13">HelbideBirtuala</text:span> eremua parametro gisa jasotako balioarekin ezartzen da. <text:span text:style-name="T13">HelbideFisikoa</text:span> eremua ere parametrotik hartzen da. Baliozkoa eremua bat <text:soft-page-break/>jartzen da, sarrerak informazio egiaztatua duela adierazteko. Aldatu eremua zeroz jartzen da hasieran.</text:p>
      <text:p text:style-name="P18">Sarrera berria txertatu ondoren, HurrengoSarrera eremuak eguneratzen du hurrengo txertaketarako. Balioak <text:span text:style-name="T18">hurrengo sarrera zenbakia adieraziko du, TLBko sarrera guztiak adierazi badira berriz hasierako sarrera adieraziko du </text:span>. Horrela, TLB-k round-robin ordena erabiltzen du sarrera zaharrenak ordezkatzeko. Estrategia hau sinplea da baina eraginkorra, lokalitate tenporala aprobetxatzen duelako. Sarrera berri bat txertatzen denean, etorkizunean berriro erabiltzeko probabilitatea handia da, eta zaharrenak ordezkatzea zentzuzkoa da.</text:p>
      <text:h text:style-name="Heading_20_3" text:outline-level="3">TlbGarbitu Funtzioa</text:h>
      <text:p text:style-name="P17">TlbGarbitu funtzioak TLB cache osoa hutsten du, sarrera guztiak baliogabetu eginez. Funtzio hau deitzen da testuinguru-aldaketa bat gertatzen denean, prozesu berri bat hardware hari batean kargatzean adibidez. Funtzioak TLB egiturak punteroa jasotzen du parametro gisa. <text:span text:style-name="T18">Sarreretako baliozko eremua zero ezartzen da, sarrera baliogabea dela adieraziz. </text:span>Beste eremuak ez dira aldatzen, bakarrik baliozkoa baliogabetzea aski delako TLB hutsa uzteko. Buklearen ondoren, <text:span text:style-name="T13">HurrengoSarrera</text:span> aldagaia zeroz jartzen da, lehenetik abiatuz hurrengo txertaketetarako. Garbiketa hau beharrezkoa da prozesu desberdinetako helbideak nahastu ez daitezen TLB cache-an.</text:p>
      <text:h text:style-name="Heading_20_3" text:outline-level="3">MmuEstadistikakErakutsi Funtzioa</text:h>
      <text:p text:style-name="P17">MmuEstadistikakErakutsi funtzioak hariaren MMU sistemaren estatistikak pantailaratu egiten ditu, sistemaren errendimendua analizatzeko. <text:span text:style-name="T18">Funtzioak hasteko</text:span> goiburu bat inprimatzen du adieraziz <text:span text:style-name="T18">MMUren </text:span>estatistikak direla. Ondoren, hariaren identifikadorea eta core-aren identifikadorea erakusten ditu. Itzulpenen kopuru totala inprimatzen da, zenbat aldiz helbide birtual batetik fisikora itzuli den adierazteko. TLB hits eta TLB misses kopuruak ere erakusten dira, cache-aren eraginkortasuna neurtzeko.</text:p>
      <text:p text:style-name="P17">Itzulpen bat edo gehiago egin badira, hit rate<text:span text:style-name="T18">ren ehuneko kalkulatzen da</text:span>. Hits kopurua itzulpen totalarekin zatitzen da eta ehun bider egiten da <text:span text:style-name="T18">ehunekoa</text:span> lortzeko. Balioa bi dezimalekin inprimatzen da. Page faults kopurua ere erakusten da, nahiz eta zero izan memoria swap-ik ez dagoelako. Amaieran, goiburua itxi eta lerro bat uzten da hurrengo irteera bereiziz. Estatistika hauek oso erabilgarriak dira sistemaren funtzionamendua ulertzeko eta TLB cache-ak benetan laguntzen duen ikusteko. Hit rate altua lortzea garrantzitsua da, bestela memoria fisikora atzipenak astunak dira eta sistemaren errendimendua murriztea eragiten dute.</text:p>
      <text:h text:style-name="Heading_20_3" text:outline-level="3">CPU Egituraren Antolaketa</text:h>
      <text:p text:style-name="P17">Cpu.c fitxategiak CPU egitura hierarkiko bat kudeatzen du hiru mailatan. Lehen mailan CPU nagusia dago, core kopurua eta hari kopurua informazioarekin. Bigarren mailan coreak daude, bakoitza bere hariak array-a duela. Hirugarren mailan hardware hariak daude, bakoitza bere PCB, MMU, TLB, erregistroak eta exekuzio-egoera duela. Antolaketa hau multicore eta multithreading sistemak simulatzeko aproposa da, benetako hardware arkitektura antzekoa delako. <text:span text:style-name="T19">Hariekiko</text:span> memoria cache bakoitzak independentea da, benetako hardware-an bezala. Horrela, testuinguru-aldaketak errealista simulatzen dira, TLB garbitu behar delako prozesu berri bat kargatzean. Egitura osoaren hasieraketa eta kudeaketa zorrotza da, memoria ihesik ez izateko eta deadlock-ak saihesteko, sistemaren egonkortasuna eta fidagarritasuna bermatuz.</text:p>
      <text:h text:style-name="P8" text:outline-level="1"><text:soft-page-break/>Scheduler.c</text:h>
      <text:p text:style-name="P19">Scheduler.c fitxategiak CasUnix sistema eragilearen planifikadore nagusia implementatzen du, <text:span text:style-name="T1">ze prosezu sartzen den CPUra erabakitzen du</text:span>. Fitxategiak bi funtzio ditu, <text:span text:style-name="T1">nagusia eta schedulerrari deitzeko funtzioa </text:span>eta aldagai global batzuk beste moduluekin komunikatzeko. Planifikadorea hari independente gisa exekutatzen da, erlojuaren eta temporizadoreen seinaleei erantzunez prozesuen esleipena eginez. Fitxategi honek prozesuen bizitza-zikloa kudeatzen du, ready ilaratik CPUra mugituz eta sistema osoa <text:span text:style-name="T20">i</text:span>tzal<text:span text:style-name="T20">tzeko</text:span> erantzukizuna hartuz prozesu guztiak amaitzen direnean.</text:p>
      <text:h text:style-name="Heading_20_3" text:outline-level="3">Aldagai Globalak</text:h>
      <text:p text:style-name="Text_20_body">Fitxategiak aldagai global<text:span text:style-name="T1">ak</text:span> erabiltzen ditu beste moduluekin sinkronizatzeko eta komunikatzeko. SistemaAmaitu aldagaiak sistemaren exekuzio-egoera kontrolatzen du, zero balioa duela sistema martxan dagoenean eta bat balioa hartzen duenean prozesu guztiak amaitu direnean. MutexS aldagaia mutex bat da, scheduler-aren atal kritikoak babesteko, kondizio-aldagaiarekin batera erabiliz. CondS aldagaiak kondizio-aldagaia bat da, scheduler-a blokeatzeko seinale bat jaso arte. Mutex eta cond aldagaiak erlojuaren moduluarekin sinkronizatzeko erabiltzen dira. Cond2 aldagaiak temporizadoreekin sinkronizatzeko erabiltzen da. Aldagai hauek pthread liburutegiko elementuak dira, hari anitzeko programazioa ahalbidetuz eta deadlock-ak saihestuz.</text:p>
      <text:h text:style-name="Heading_20_3" text:outline-level="3">Scheduler Funtzioa</text:h>
      <text:p text:style-name="Text_20_body">Scheduler funtzioak planifikadorearen funtzionalitate nagusia inplementatzen du, hari independente gisa exekutatzen dena. Funtzioaren hasieran mezu bat inprimatzen da scheduler-a martxan jarri dela adierazteko. <text:span text:style-name="T1">S</text:span>istema <text:span text:style-name="T1">a</text:span>maitu <text:span text:style-name="T1">bitartean bukle bat exekutatzen da</text:span>. Ziklo bakoitzean mutexS blokeoa hartzen da atal kritikora sartzeko. Jarraian, condS kondizio-aldagaiaren zain geratzen da pthread_cond_wait funtzioaren bidez, mutexS automatikoki askatuz itxaron bitartean. Seinalea jasotzen duenean <text:span text:style-name="T1">(bost tick-etik behin)</text:span>, <text:span text:style-name="T1">schedulerraren exekuzioa hasten </text:span>d<text:span text:style-name="T1">a</text:span>.</text:p>
      <text:p text:style-name="Text_20_body">Scheduler-ak lehenik prozesuaPoll funtzioari deitzen dio ready ilaratik hurrengo <text:span text:style-name="T21">PCBa</text:span> jasotzeko. PID balio positiboa bada, prozesu baliozko bat da eta Dispatcher funtzioari deitzen zaio prozesu hori CPUra kargatzeko. </text:p>
      <text:p text:style-name="P19">PID-a minus bat bada, ready ilara hutsik dagoela esan nahi du. Kasu honetan, scheduler-ak mezu bat inprimatzen du ilaratik PCBrik ez dagoela adieraziz. Ondoren, <text:span text:style-name="T21">CPUan exekutatzen diren hariak begiratzen ditu,</text:span> oraindik CPU-an prozesu bat exekutatzen ari den ea jakiteko. Hari bakoitzarentzat libre eremua egiaztatzen da <text:span text:style-name="T21">bere exekuzio egoera ikusteko</text:span>. Hari bat libre ez badago, prozesu bat exekutatzen ari dela esan nahi du eta <text:span text:style-name="T21">ondorioz sistema ezin dela itzali, bestela</text:span> sistemaren <text:span text:style-name="T20">i</text:span>tzalketa prozesua hasten da.</text:p>
      <text:p text:style-name="P19">Sistemaren <text:span text:style-name="T20">i</text:span>tzalketa prozesuan, lehenik sistemaAmaitu aldagaia bat ezartzen da beste hari guztiei sistema amaitu dela jakinarazteko. Ondoren, hari bakoitzeko MMU estatistikak erakusten dira mmuEstadistikakErakutsi funtzioari deituz. Jarraian, mezu bat inprimatzen da programa guztiak exekutatu direla adieraziz.</text:p>
      <text:p text:style-name="Text_20_body">Mezuaren ondoren, pthread_cond_broadcast funtzioari deitzen zaio cond2 kondizio-aldagaian blokeaturik dauden hari guztiak esnatuz. Ondoren pthread_cond_signal funtzioari deitzen zaio condS kondizio-aldagaian, beste blokeatutako hariak esnatuz. MutexS askatzen da jarraian, beste hariek baliabidea eskuratu dezaten. Memoria liberatzeko prozesua hasten da memoriaLibratu funtzioari deituz, memoria fisiko osoa askatuz. Jarraian, coreak eta hariak liberatzen dira bi <text:soft-page-break/>bukleren bidez, lehenik core bakoitzeko hariak askatuz eta ondoren core ilara bera askatuz. <text:span text:style-name="T13">HariakIlara</text:span> array-a ere askatzen da.</text:p>
      <text:p text:style-name="Text_20_body">Funtzio hau oso garrantzitsua da sistemaren funtzionamendu osorako, prozesu guztien exekuzioa koordinatuz eta baliabideen kudeaketa zuzena bermatuz.</text:p>
      <text:h text:style-name="Heading_20_3" text:outline-level="3">SchedulerDeitu Funtzioa</text:h>
      <text:p text:style-name="Text_20_body">SchedulerDeitu funtzioak beste moduluek scheduler-a esnatzeko mekanismo bat eskaintzen du. Funtzio hau temporizadoreak edo beste hari batzuek deitzen dute scheduler-ak lan egin dezan jakinarazteko. Funtzioaren hasieran mutexS blokeoa hartzen da atal kritikora sartzeko. Ondoren pthread_cond_signal funtzioari deitzen zaio condS kondizio-aldagaian, scheduler-a esnatuz baldin eta blokeaturik badago. Amaieran mutexS askatzen da beste hariek baliabidea eskuratu dezaten. Funtzio hau oso sinplea da baina ezinbestekoa da scheduler-aren funtzionamendurako, kanpoko moduluek planifikazioa aktibatzeko bidea emanez.</text:p>
      <text:h text:style-name="Heading_20_3" text:outline-level="3">Planifikadorearen Estrategia</text:h>
      <text:p text:style-name="Text_20_body">Scheduler.c fitxategiak planifikazio-estrategia bat erabiltzen du garrantziaren arabera ordenatutako ilaran oinarrituz. Ready ilara prozesuak garrantziaren arabera ordenatuta mantentzen ditu <text:span text:style-name="T21">(lan hau cpu.c ko ProsezuaPush funtzioak egiten du)</text:span>, garrantzia handiena duen prozesua beti lehena izanez. ProzesuaPoll funtzioak beti lehenengo prozesua hartzen du, garrantzia handiena duena bermaturik. Estrategia hau lehentasunezko planifikazioa da, baina garrantzia dinamikoki aldatzen da jokoetan irabazi edo galtzen duten arabera. Horrela, planifikadorea ez da guztiz estatikoa, prozesuen portaerak eta zorteek eragiten baitute hurrengo exekuzio ordena. <text:span text:style-name="T21">Prosezuek </text:span><text:span text:style-name="T20">kasino baten bezala jokatzen dute beraien garrantziarekin, hortik dator programaren CasUnix izena, Casino + Unix batzen.</text:span></text:p>
      <text:h text:style-name="Heading_20_3" text:outline-level="3">Sinkronizazio Mekanismoak</text:h>
      <text:p text:style-name="Text_20_body">Scheduler.c fitxategiak pthread liburutegiko sinkronizazio mekanismoak erabiltzen ditu hari anitzeko ingurune batean zuzen funtzionatzeko. MutexS mutex-a erabiltzen da scheduler-aren atal kritikoak babesteko, bakar batek aldi berean exekutatu dezan. CondS kondizio-aldagaia erabiltzen da scheduler-a blokeatzeko lan egiteko eskaera jaso arte, CPU baliabideak alferrik ez erabiltzeko. Mekanismo hauek deadlock-ak saihesten dituzte eta sinkronizazio zuzena bermatzen dute erlojuaren eta temporizadoreen artean.</text:p>
      <text:p text:style-name="Text_20_body">Scheduler-ak pthread_cond_wait funtzioaren bidez blokeoa askatu eta kondizio-aldagaiaren zain geratzen da atomo eran, race condition-ak saihestuz. Beste moduluek pthread_cond_signal edo pthread_cond_broadcast erabiltzen dute scheduler-a esnatzeko. Broadcast-a erabiltzen da sistema amaitzean, hari blokeatuta dauden guztiak esnatuz. Signal-a erabiltzen da scheduler bakarra esnatzeko, plangintza-ziklo bakar bat gauzatzeko. Sinkronizazio-eredu hau eraginkorra da eta hari anitzeko sistemen praktika onenei jarraitzen die.</text:p>
      <text:h text:style-name="P20" text:outline-level="3">Sistemaren Itzalketa</text:h>
      <text:p text:style-name="P21">Normalean itzaketa prosezua ez da egiten kargatutako programa danak amaitzean baina kernel simulatzailearen funtzionamendua ondo ikusteko kernela itzaltzen da eta aurreko pantailaratzeak ikusi ahal dira. Honekin kernelaren funtzionamendu egokia bermatu ahal dugu.</text:p>
      <text:p text:style-name="P19"><text:soft-page-break/>Scheduler-ak sistemaren <text:span text:style-name="T20">i</text:span>tzalketa prozesua kudeatzen du modu ordenatuan eta seguruan. Prozesu guztiak amaitu direnean, lehenik estatistikak erakusten ditu hari bakoitzeko MMU eta TLB informazioarekin. Informazio hau garrantzitsua da sistemaren errendimendua analizatzeko eta memoria birtualaren funtzionamendua ulertzeko. Ondoren, memoria liberatzeko prozesua hasten da, lehenik memoria fisiko globala askatuz eta ondoren CPU egituren memoria dinamikoa askatuz. Liberazio ordenatua garrantzitsua da memoria ihesik ez izateko eta baliabide guztiak zuzen askatzeko.</text:p>
      <text:p text:style-name="P19">Itzalketa prozesuaren amaieran, pthread_cond_broadcast erabiltzen da beste hari guztiei sistemaren amaiera jakinarazteko. Horrela, erlojua eta temporizadoreak ere amaitzen dira blokeaturik geratu gabe. Exit funtzioari deitzen zaio programa osoa amaitzeko, hari guztiak automatikoki finkatuz. Prozesu hau garbia eta ordenatua da, sistemaren itxiera zuzena bermatuz eta baliabideen ihesa saihestuz. Itzalketa mekanismo hau ezinbestekoa da sistema eragile baten funtzionamendu egokia lortzeko. </text:p>
      <text:h text:style-name="P8" text:outline-level="1">Dispatcher.c</text:h>
      <text:p text:style-name="P16">Dispatcher.c fitxategiak CasUnix sistema eragilearen dispatcher modulua implementatzen du, prozesuen esleipena CPUko hardware hariei egiteko. Fitxategiak bi funtzio ditu, <text:span text:style-name="T22">nagusia, </text:span>Dispatcher funtzioa prozesuak CPUra kargatzeko eta <text:span text:style-name="T22">laguntzailea, </text:span>lortuHariAskea funtzioa hardware hari aske bat aurkitzeko. Dispatcher-a scheduler-aren eta CPUren arteko bitartekari gisa funtzionatzen du, prozesuen testuinguru-aldaketak kudeatuz eta exekuzio-ingurunea prestatuz. Moduluak prozesuaren egoera gorde eta berrezartzeko erantzukizuna du, baita gertaera jokoetara deitzeko <text:span text:style-name="T22">(garrantzia dinamikoa lortzeko)</text:span> ere prozesua CPUra sartzen den bakoitzean. Dispatcher-aren funtzionamendu zuzena ezinbestekoa da sistema osoaren errendimendu<text:span text:style-name="T22">a</text:span> eta egonkortasuna bermatzeko.</text:p>
      <text:h text:style-name="Heading_20_3" text:outline-level="3">Dispatcher Funtzioa</text:h>
      <text:p text:style-name="P22">Dispatcher funtzioak prozesu bat CPUra kargatzeko prozesu osoa kudeatzen du, testuinguru-aldaketa guztiak kudeatuz. Funtzioaren hasieran lortuHariAskea funtzio <text:span text:style-name="T22">laguntzaileari</text:span> deitzen zaio prozesua <text:span text:style-name="T22">ze core eta haritan ezarri behar den</text:span>, haria aske bat <text:span text:style-name="T22">ez bad</text:span><text:span text:style-name="T23">a </text:span><text:span text:style-name="T22">aurkitzen </text:span><text:span text:style-name="T23">cpu-an</text:span><text:span text:style-name="T22"> NULL itzultzen du</text:span>. <text:span text:style-name="T23">Horrek esan nahi du </text:span>CPU osoa okupatuta dagoela eta prozesua ezin da une honetan kargatu.</text:p>
      <text:p text:style-name="Text_20_body">CPU okupatuta <text:span text:style-name="T24">(CPUko hari denak blokeatuta hari barruko PCB VIP delako) </text:span>dagoenean, mezu bat inprimatzen da CPUa osoa okupatuta dagoela eta ezin dela haririk sartu adieraziz. Jarraian prozesuaPush funtzioari deitzen zaio jasotako PCB-a berriz ready ilarara sartzeko. Ondoren <text:span text:style-name="T24">prosezua amaitzen da</text:span> prozesurik kargatu gabe. Kasu honetan prozesua ready ilaran geratzen da scheduler-ak berriro saiatu arte. Egoera hau <text:span text:style-name="T24">normalean ez da gertatzen, gertatzeko VIP kantitatea CPUko hari kantitatea baino handiago izango da, gure kasuan ez da inoiz gertatuko</text:span></text:p>
      <text:p text:style-name="Text_20_body">Haria aske bat aurkitzen bada, exekuzioa beste atal batetik jarraitzen da. Lehenik jokoaAukeratu funtzioari deitzen zaio jasotako PCB-arekin, prozesua <text:span text:style-name="T24">k</text:span>asino joko batean parte hartzeko. Joko hauek prozesuaren garrantzia aldatzen dute, <text:span text:style-name="T24">dirua(garrantzia)</text:span> irabaziz edo galduz. Garrantziaren aldaketa honek prozesuaren lehentasuna aldatzen du ready ilaran hurrengo exekuzioetarako. Jokoaren ondoren, PCB-aren running eremua <text:span text:style-name="T24">bat </text:span>jartzen da, <text:span text:style-name="T24">CPU barruan exekutatzen egongola </text:span><text:soft-page-break/><text:span text:style-name="T24">dela adierazteko</text:span>. PreferentziaCPU eremua esleitutako hariaren coreID balioarekin eguneratzen da, prozesuak core berean exekutatzen <text:span text:style-name="T24">jarraitzenko hurrengo exekuzioetan</text:span>.</text:p>
      <text:p text:style-name="Text_20_body">Jarraian haria <text:span text:style-name="T24">barruan beste PCB exekutatzen</text:span> dagoen edo ez egiaztatzen da <text:span text:style-name="T13">libre</text:span> eremuaren bidez. <text:span text:style-name="T13">Libre</text:span> eremua zero bada, haria<text:span text:style-name="T24">n</text:span> dagoeneko beste prozesu bat exekutatzen ari da eta testuinguru-aldaketa egin behar da. Kasu honetan, mezu bat inprimatzen da bi prozesuen PID-ak adieraziz, zein kanporatu den eta zein hasieratu den. Kanporatutako prozesuaren egoera gorde behar da etorkizunean berrezartzeko. Hariaren PC erregistroa PCB-aren <text:span text:style-name="T13">gordePC</text:span> eremuan gordetzen da exekuzio-puntua gordetzeko. Ondoren erregistro orokor guztiak gordetzen dira <text:span text:style-name="T13">gordeErregistroak</text:span> <text:span text:style-name="T25">ilaran. </text:span>Kanporatutako PCB-aren running eremua zero jartzen da prozesua exekutatzen ari ez dela adierazteko. Amaitzeko prozesuaPush funtzioari deitzen zaio PCB kanporatua ready ilarara itzultzeko, garrantziaren arabera ordenaturik.</text:p>
      <text:p text:style-name="Text_20_body">Haria libre badago, testuinguru-aldaketarik ez da behar eta prozesu berria zuzenean karga daiteke. Kasu honetan mezu sinpleagoa inprimatzen da hasieratutako prozesuaren PID-a bakarrik adieraziz. Bi kasuetan, jarraian hariaren konfigurazio berria egiten da prozesu berria exekutatzeko prestatzeko. Hariaren pcb eremua jasotako PCB-arekin eguneratzen da. PTBR erregistroa PCB-aren <text:span text:style-name="T13">mm.pgb</text:span> balioarekin ezartzen da, prozesuaren orri-taularen helbide fisikoa kargaturik. PC erregistroa PCB-aren <text:span text:style-name="T13">gordePC</text:span> balioarekin berrezartzen da, exekuzioa non jarraitu behar den jakiteko. PCB-aren <text:span text:style-name="T13">gordeErregistroak</text:span> array-a hariaren <text:span text:style-name="T13">regs</text:span> array-an kopiatze<text:span text:style-name="T25">n da</text:span>, erregistro orokor guztiak berrezarriz.</text:p>
      <text:p text:style-name="Text_20_body">Hariaren <text:span text:style-name="T13">libre</text:span> eremua zero jartzen da haria okupatuta dagoela adierazteko. Ondoren <text:span text:style-name="T13">tlbGarbitu</text:span> funtzioari deitzen zaio hariaren <text:span text:style-name="T13">mmu.tlb</text:span> egiturarekin, TLB cache osoa hutsik uzteko. Garbiketa hau ezinbestekoa da prozesu berriak aurreko prozesuaren memoria atzipenak erabiltzea saihesteko. TLB cache-a prozesu espezifikoa da eta testuinguru-aldaketa bakoitzean garbitu behar da. Amaitzeko mezu bat inprimatzen da hariaren core zenbakia eta hari zenbakia adieraziz, baita PTBR erregistroaren balioa hexadezimalean ere. Informazio hau erabilgarria da sistemaren funtzionamendua jarraitzeko eta arazoak <text:span text:style-name="T25">ikusteko</text:span>.</text:p>
      <text:h text:style-name="Heading_20_3" text:outline-level="3">LortuHariAskea Funtzioa</text:h>
      <text:p text:style-name="Text_20_body">LortuHariAskea funtzioak hardware hari aske<text:span text:style-name="T26">(Blokeatu gabe dagoena)</text:span> bat bilatzen du CPUan, prozesua kargatzeko. Funtzioak preferentzia parametro bat jasotzen du, zein core-tan bilatu lehenik adierazteko. Preferentzia honek lokalitateko abantailak aprobetxatzen ditu. Funtzioaren hasieran preferentzia ez dela minus bat egiaztatzen da, balio baliozkoa ote den jakiteko. Preferentzia baliozkoa bada, preferentzia duen core-ko hari guztiak begiratze<text:span text:style-name="T26">n dira ea core guztia beteta ez dagoen jakiteko</text:span>.</text:p>
      <text:p text:style-name="Text_20_body">Hari bakoitzarentzat <text:span text:style-name="T13">libre</text:span> eremua egiaztatzen da bat den <text:span text:style-name="T26">jakiteko</text:span>. Bat bada, haria aske dago eta zuzenean itzultzen da hariaren punteroa. Kasu honetan <text:span text:style-name="T13">azkenHaria</text:span> aldagaia ez da aldatzen, preferentziak lehentasuna duelako. Estrategia honek lokalitate espazialaren abantaila handiagotzen du, prozesuak aurreko exekuzioko cache datuak erabil ditzakeelako. Core-ko hari guztiak okupatuta badaude, <text:span text:style-name="T26">beste core-etan bilatuko da hari askea, momentu honetatik aurrera core preferentziak garrantzia galtzen du.</text:span></text:p>
      <text:p text:style-name="Text_20_body"><text:span text:style-name="T26">PCBak preferentziarik ez badu edo preferentziako core-a beteta egoten bada,</text:span> bigarren bilaketa-estrategia bat erabiltzen da, <text:span text:style-name="T26">s</text:span>istemako <text:span text:style-name="T26">beste</text:span> hari guztiak <text:span text:style-name="T26">aztertzen dira</text:span>. <text:span text:style-name="T13">Hariakllara</text:span> array-a erabiltzen da hari guztietara atzipen sekuentziala izateko. Hari bakoitzarentzat libre eremua bat den egiaztatzen da. Lehenengo hari askearekin topo egiten denean, <text:span text:style-name="T13">azkenHaria</text:span> aldagaia hari horren <text:soft-page-break/>indizearekin eguneratzen da. Ondoren hariaren punteroa itzultzen da. Estrategia honek bermatu egiten du hari aske bat aurkituko dela baldin eta CPUa <text:span text:style-name="T26">beteta ez</text:span> dagoen.</text:p>
      <text:p text:style-name="Text_20_body">Hari aske bat aurkitzen ez bada, round-robin estrategia bat erabiltzen da hari okupatu bat ordezkatzeko. Lehenik <text:span text:style-name="T13">azkenHaria</text:span> aldagaia inkrementatzen da hurrengo haria aztertzeko. <text:span text:style-name="T13">AzkenHaria</text:span> aldagaia <text:span text:style-name="T13">hariTotalak</text:span> baino txikiagoa den bitartean, bakar bat inkrementatzen da. Bestela, zero jartzen da hasieratik berriz hasteko. Horrela round-robin zirkular bat lortzen da, hari guztiak orekatuta erabiliz.</text:p>
      <text:p text:style-name="Text_20_body"><text:span text:style-name="T27">Autatutako hariako </text:span><text:span text:style-name="T28">b</text:span><text:span text:style-name="T13">lokeatuta</text:span> eremua bat bada, prozesuak VIP estatusa du eta ezin da kanporatu. <text:span text:style-name="T28">A</text:span><text:span text:style-name="T13">zkenHaria</text:span> berriz inkrementatzen da hurrengo haria aztertzeko, zirkulartasuna mantenduz. <text:span text:style-name="T27">Pauso hau berriz ere egiten da hurrengo haria blokeatuta egoten bada. CPUko hari denak blokeatuta badaude (ezin da gertatu guk dugun konfigurazioarekin) dispatcher-ari</text:span> NULL itzultzen <text:span text:style-name="T27">zaio</text:span>, ezin dela haririk aurkitu adierazteko. Bestela, azkenHaria indizeko hariaren punteroa itzultzen da, ordezkatzeko hautatu den haria. Funtzio hau konplexua da baina eraginkorra da, hiru mailako bilaketa-estrategia erabiliz. Lehenik preferentziako core-a begiratzen du lokalitatea aprobetxatzeko. Bigarrenik hari libre bat bilatzen du hari guztiak aztertuz. Hirugarrenik blokeatuta ez dagoen hari bat bilatzen du ordezkatzeko. Estrategia honek bermatu egiten du beti haria bat aurkituko dela baldin eta gutxienez hari bat blokeatuta ez badago.</text:p>
      <text:h text:style-name="Heading_20_3" text:outline-level="3">Testuinguru-Aldakete<text:span text:style-name="T25">n</text:span> Kudeaketa</text:h>
      <text:p text:style-name="Text_20_body">Dispatcher.c fitxategiak testuinguru-aldaketen kudeaketa osoa implementatzen du, prozesuaren egoera gorde eta berrezartzeko. Testuinguru-aldaketa bat gertatzen denean, kanporatutako prozesuaren egoera osoa gorde behar da etorkizunean berrezartzeko. Lehenik PC erregistroa gordetzen da exekuzio-puntua jakiteko. Ondoren erregistro orokor guztiak gordetzen dira, prozesuaren egoera osoa mantenduz. Running eremua zero jartzen da prozesua exekutatzen ari ez dela adierazteko. Azkenik PCB-a ready ilarara itzultzen da scheduler-ak berriro hautatu arte.</text:p>
      <text:p text:style-name="Text_20_body">Prozesu berria kargatzean, berrezarketa prozesua kontrako ordenan egiten da. Lehenik hariaren PCB punteroa eguneratzen da. PTBR erregistroa berrezartzen da prozesuaren orri-taulara apuntatzeko. PC erregistroa berrezartzen da exekuzioa non jarraitu jakiteko. Erregistro orokorrak berrezartzen dira gordetako balioakkin. Libre eremua zero jartzen da haria okupatuta dagoela adierazteko. TLB cache-a garbitzen da prozesu berriarentzat garbi hasteko. Prozesu hau zuzen eta ordenatua da, testuinguru-aldaketen funtzionamendu egokia bermatuz.</text:p>
      <text:p text:style-name="Text_20_body">Testuinguru-aldaketen gainkarga minimizatzeko, Dispatcher-ak preferentziaCPU mekanismoa erabiltzen du. Prozesu bat core jakin batean exekutatu bada, hurrengo exekuzioan core berean exekutatzen saiatzen da. Lokalitate espazial eta tenporala aprobetxatzen da errendimendu hobea lortzeko. Estrategia hau eraginkorra da cache-dun sistemetan, non memoria atzipenen kostua handia den. PreferentziaCPU mekanismoak testuinguru-aldaketen gainkarga murrizten du eta sistemaren errendimendua hobetzen du.</text:p>
      <text:h text:style-name="Heading_20_3" text:outline-level="3">VIP Sistemarekiko Interakzioa</text:h>
      <text:p text:style-name="Text_20_body">Dispatcher-ak VIP sistema kontuan hartzen du hari bat ordezkatzeko aukeratzerakoan. LortuHariAskea funtzioak egiaztatzen du hautagai den hariak PCB bat duen eta PCB hori ez dagoela blokeatuta. Blokeatuta eremua bat bada, prozesua VIP estatusa du eta ezin da kanporatu <text:soft-page-break/>CPUtik. VIP prozesuak casino jokoetan garrantzia handia lortu dute<text:span text:style-name="T29">nak dira</text:span>, beren exekuzioa amaitu arte CPUan geratuz.</text:p>
      <text:p text:style-name="Text_20_body">VIP sistemak Dispatcher-aren funtzionamendu normala aldarazten du, hari guztiak aztertu behar dituelako ordezkatzeko hautagaia aurkitzeko. Hari guztiak VIP prozesuak badituzte, Dispatcher-ak NULL itzultzen du eta prozesu berria ezin da kargatu. Kasu honetan prozesua ready ilaran geratzen da VIP prozesuetako bat amaitu arte. Mekanismo honek lehentasunak sortzen ditu prozesuen artean baina modu dinamikoan, jokoetan lortutako emaitzen arabera. VIP sistemak konplexutasuna gehitzen dio Dispatcher-ari baina sistema osoari interes handiagoa ematen dio.</text:p>
      <text:h text:style-name="Heading_20_3" text:outline-level="3">Round-Robin Algoritmoa</text:h>
      <text:p text:style-name="Text_20_body">Dispatcher.c fitxategiak round-robin algoritmoa erabiltzen du hari guztien erabilera ekitatiboa bermatzeko. <text:span text:style-name="T13">AzkenHaria</text:span> aldagai globalak azken aldiz erabilitako hariaren indizea gordetzen du. Haria berri bat behar denean, azkenHaria indizea inkrementatzen da hurrengo haria hautatzeko. <text:span text:style-name="T13">Hariakllara</text:span> array-a erabiltzen da h<text:span text:style-name="T29">a</text:span>ri guztiak sekuentzialki atzitzeko. Algoritmo honek bermatu egiten du hari guztiak orekatuta erabiltzen direla denboran zehar, core guztiak modu justuan kargatuz.</text:p>
      <text:p text:style-name="Text_20_body">Round-robin estrategiak karga orekatua sortzen du CPU osoaren mailan. Core bakoitzak lan kopuru antzekoa jasotzen du denboran zehar. Estrategia honek hotspots saihesten ditu, non core bat gehiegiz kargatuta egon daiteke beste batzuk libre dauden bitartean. Orekatze automatiko honek sistemaren errendimendua hobetzen du eta baliabide guztiak eraginkortasunez erabiltzen ditu. Round-robin algoritmoa sinplea da baina eraginkorra da hari anitzeko sistemetan, non errendimendu ona lortu nahi den konplexutasun txikirekin.</text:p>
      <text:h text:style-name="Heading_20_3" text:outline-level="3">Mezu Sistema eta Informazioa</text:h>
      <text:p text:style-name="Text_20_body">Dispatcher.c fitxategiak mezu sistema zabala erabiltzen du sistemaren funtzionamendua jarraitzeko eta <text:span text:style-name="T29">erroreak detektatzeko</text:span>. Dispatcher funtzioak mezu desberdinak <text:span text:style-name="T29">pantailaratzen</text:span> ditu egoera bakoitzean. CPUa okupatuta dagoenean, mezu bat inprimatzen da ezin dela prozesua kargatu adieraziz. Testuinguru-aldaketa bat gertatzen denean, bi PID-ak inprimatzen ditu kanporatutako prozesua eta kargatu berria identifikatzeko. Prozesu berri bat haria libre batean kargatzean, PID bakarra inprimatzen du. Azkenik, core eta hari zenbakiak inprimatzen ditu, baita PTBR erregistroa ere, exekuzio-ingurunea ulertzeko.</text:p>
      <text:p text:style-name="P23">Mezu hauek oso erabilgarriak dira sistemaren portaera ulertzeko eta arazoak diagnostikatzeko. Testuinguru-aldaketen maiztasuna analizatu daiteke mezuak aztertuz. Prozesu jakin bat sarri kanporatzen bada, garrantzia txikia duela esan nahi du edo zortea txarra izan duela jokoetan. Mezu sistemak gardentasuna ematen dio sistemarari, erabiltzaileek zer gertatzen ari den ikusi dezakete une bakoitzean. Informazio hau funtsezkaoa da sistema eragile bat garatzerakoan, portaera espero ez dena detektatzeko eta arazoak konpontzeko.</text:p>
      <text:h text:style-name="P24" text:outline-level="1">Gertaerak.c</text:h>
      <text:p text:style-name="P23">Gertaerak.c fitxategiak CasUnix sistemaren casino mekanismoa inplementatzen du, prozesuek joko desberdinetan parte hartu dezaten eta haien garrantzia (dirua) aldatu dezaten. Fitxategi honek hiru joko nagusi dauzka: txanpon-makina, blackjack eta ruleta. Gainera, VIP sistema bat kudeatzen du, <text:soft-page-break/>garrantzia altuko prozesuei abantailak emateko. <text:s/>Fitxategiak bederatzi funtzio ditu, jokoek behar dituzten laguntza funtzioak barne.</text:p>
      <text:h text:style-name="Heading_20_3" text:outline-level="3">Aldagai Globalak eta Konstanteak</text:h>
      <text:p text:style-name="Text_20_body">Fitxategiak bi aldagai global mantentzen ditu VIP sistema kudeatzeko. <text:span text:style-name="T13">VIPLista</text:span> array-ak bi PCB punteroak gordetzen ditu gehienez<text:span text:style-name="T30">(VIP kantitate maximoa konfiguratu ahal da)</text:span>, VIP estatusa duten prozesuak identifikatzeko. <text:span text:style-name="T13">AzkenVIP</text:span> aldagaiak azken VIP<text:span text:style-name="T30">a</text:span> sartu den posizioa <text:span text:style-name="T31">VIPLista</text:span><text:span text:style-name="T30"> array-an </text:span>gordetzen du, lista osoa beteta dagoenean zaharrena ordezkatzeko. Konstanteei dagokienez, <text:span text:style-name="T13">HASIERAKO_DIRU_MIN</text:span> eta <text:span text:style-name="T13">HASIERAKO_DIRU_MAX</text:span> baloreak bat eta hamar <text:span text:style-name="T30">ezarrita daude</text:span>, prozesu batek dirua galdu duenean berriz zenbat jasoko duen zehazteko. <text:span text:style-name="T13">VIP_MAXIMO</text:span> konstanteak bi da, gehienez bi prozesu VIP izan daitezkeela adierazten duelako. <text:span text:style-name="T13">VIP_IZATEKO_GARRANTZIA</text:span> berrogeita hamar da, garrantzia hori gainditzen duen edozein prozesu VIP bihurtzen delarik.</text:p>
      <text:h text:style-name="Heading_20_3" text:outline-level="3">JokoaAukeratu Funtzioa</text:h>
      <text:p text:style-name="P25"><text:span text:style-name="T13">JokoaAukeratu</text:span> funtzioak prozesua <text:span text:style-name="T30">k</text:span>asino<text:span text:style-name="T30">an</text:span> sartzen denean exekutatzen den joko<text:span text:style-name="T30">a</text:span> aukeratzen du ausaz. Funtzioak PCB punteroa jasotzen du parametro gisa. Lehenik, prozesuaren garrantzia zero edo txikiagoa den egiaztatzen du, eta kasu horretan <text:span text:style-name="T13">diruaZero</text:span> funtzioari deitzen dio berriz dirua emateko. Ondoren, <text:span text:style-name="T30">ausaz hiru jokoren artean aukeratzen da: lehena</text:span> ruleta, <text:span text:style-name="T30">bigarrena </text:span>black Jack-<text:span text:style-name="T30">a</text:span>, eta <text:span text:style-name="T30">azkena</text:span> txanpon <text:span text:style-name="T30">m</text:span>akina. Joko bakoitzak bere izena inprimatzen du pantailan, erabiltzaileak zer joko exekutatzen den jakiteko.</text:p>
      <text:p text:style-name="P25">Jokoa amaitu ondoren, prozesuaren garrantzia egiaztatzen da. Garrantzia <text:span text:style-name="T30">50 </text:span>baino handiagoa bada, <text:span text:style-name="T13">BihurtuVIP</text:span> funtzioari deitzen zaio prozesuari abantailak emateko. Bestalde, prozesua blokeatuta badago eta garrantzia <text:span text:style-name="T30">50 baino txikiagoa</text:span> bada, <text:span text:style-name="T13">GalduVIP</text:span> funtzioari deitzen zaio estatusa kentzeko <text:span text:style-name="T30">(</text:span><text:span text:style-name="T31">GalduVIP bakarrik exekutatuko da VIP_MAXIMO CPUko hari kantitatea baino handiagoa bada</text:span><text:span text:style-name="T30">)</text:span>.</text:p>
      <text:p text:style-name="P25">Funtzio hau Dispatcher-ak deitzen du prozesu bat CPUan sartzean, eta horrela prozesu guztiek ausaz jolasten dute beren garrantzia aldatuz.</text:p>
      <text:h text:style-name="Heading_20_3" text:outline-level="3">Txanpon_Makina Funtzioa</text:h>
      <text:p text:style-name="Text_20_body"><text:span text:style-name="T13">Txanpon</text:span><text:span text:style-name="T32">_</text:span><text:span text:style-name="T13">Makina</text:span> funtzioak slot machine joko klasikoa simulatzen du hiru gurpilekin. Funtzioak PCB punteroa jasotzen du. Apustua kalkulatzen da ausazko zenbaki bat sortuz bat eta prozesuaren garrantzia artean <text:span text:style-name="T33">(min:1 max: Prosezuaren garrantzia)</text:span>. Hiru gurpilak simulatzen dira hiru aldagai independenterekin, bakoitzak ausazko zenbakia zero eta bederatzi artean lortzen duelako. Ondoren, emaitza inprimatzen da pantailan, hiru gurpilen balioak erakutsiz.</text:p>
      <text:p text:style-name="Text_20_body"><text:span text:style-name="T33">Funtzioak jokoa irabazteko baldintzak bete diren begiratzen du. </text:span>Lehenengo baldintza hiru gurpilak berdinak diren egiaztatzen du, jackpot kasuari dagokiola. Kasu honetan, irabazten duen kopurua apustua bider hamar da, eta prozesuaren garrantziari gehitzen zaio. Mezu bat inprimatzen da JACKPOT adieraziz eta garrantziaren aldaketa erakutsiz. Bigarren baldintza bi gurpila berdinak diren egiaztatzen du, edozein konbinaziorekin. Kasu honetan, irabazten duen kopurua apustua bider bi da. Hirugarren baldintza, else klausula, hiru gurpilak desberdinak direnean exekutatzen da. Kasu honetan, prozesua galtzen du apustua prozesuaren garrantziatik kenduz. Mezu guztiak prozesuaren identifikadorea eta garrantziaren aldaketa erakusten dituzte argi ulertzeko.</text:p>
      <text:h text:style-name="Heading_20_3" text:outline-level="3"><text:soft-page-break/>BlackJack Funtzioa</text:h>
      <text:p text:style-name="Text_20_body"><text:span text:style-name="T13">BlackJack</text:span> funtzioak karta-joko ezaguna simulatzen du, jokalaria dealer baten aurka jolasten duela. Funtzioak PCB punteroa jasotzen du. Apustua kalkulatzen da txanpon-makina funtzioan bezala, bat eta garrantzia arteko ausazko kopurua. Hiru aldagai lokalak erabiltzen dira jokoa kudeatzeko: jokalaria eta dealer aldagaiak puntuak metatzen dituzte, eta momentukoKarta aldagaiak karta bakoitzaren balioa gordetzen du. <text:span text:style-name="T34">Ondoren black jackaren jokoaren simulazio bat egingo da</text:span></text:p>
      <text:p text:style-name="Text_20_body">Jokalaria hogeita bat <text:span text:style-name="T34">lortzen baditu leheneko bi kartekin</text:span>, blackjack perfektua da eta prozesua zuzenean irabazten du apustua bider bi. Jokalaria hogeita bat gainditzen badu, bust gertatzen da eta prozesua<text:span text:style-name="T34">k</text:span> galtzen du apustua. Dealer-a bust <text:span text:style-name="T34">egiten</text:span> bad<text:span text:style-name="T34">u</text:span>, jokalaria<text:span text:style-name="T34">k</text:span> irabazten du. <text:span text:style-name="T34">Azkenik</text:span> jokalariaren eta dealer-aren puntuak <text:span text:style-name="T34">konparatzen dira bust edo blackjack perfektua ez bada egon</text:span>, <text:span text:style-name="T34">bertan </text:span>gehiago duenak irabazten <text:span text:style-name="T34">du</text:span>. Berdinketa kasuan ez da dirurik aldatzen. Mezu guztiek jokalariaren puntuak eta dealer-aren puntuak erakusten dituzte analisia errazteko.</text:p>
      <text:h text:style-name="Heading_20_3" text:outline-level="3">BlackJackKartaJaso Funtzioa</text:h>
      <text:p text:style-name="Text_20_body"><text:span text:style-name="T13">BlackJackKartaJaso</text:span> funtzioa laguntzailea da <text:span text:style-name="T13">blackJack</text:span> funtziorako, ausazko karta bat sortzen duena. Funtzio honek ez du parametrorik jasotzen eta karta balio bat itzultzen du bat eta hamahiru artean. Lehenik, karta aldagaiak ausazko zenbaki bat lortzen du bat eta hamahiru artean. Ondoren, kartaren balioa hamar baino handiagoa <text:span text:style-name="T34">bada ( K , Q , J kartak),</text:span> karta<text:span text:style-name="T34">k</text:span> hamar <text:span text:style-name="T34">balio</text:span> d<text:span text:style-name="T34">u.</text:span> <text:span text:style-name="T34">As-ren balio berezi funtzio nagusiak kudeatzen du. </text:span>Azkenik, kartaren balioa itzultzen da. Funtzio hau sinplea da baina garrantzitsua, blackjack jokoa errealista izateko.</text:p>
      <text:h text:style-name="Heading_20_3" text:outline-level="3">Ruleta Funtzioa</text:h>
      <text:p text:style-name="Text_20_body"><text:span text:style-name="T13">Ruleta</text:span> funtzioak <text:span text:style-name="T34">k</text:span>asino klasikoko joko ezagunena simulatzen du zazpi apustu mota desberdinrekin. Funtzioak PCB punteroa jasotzen du. Apustua kalkulatzen da lehen joko bietan bezala. Emaitza aldagaiak ausazko zenbaki bat lortzen du zero eta hogeita hamasei artean, ruletako zenbaki posibleak simulatuz. <text:span text:style-name="T13">ApustuMota</text:span> aldagaiak ausazko zenbaki bat lortzen du zero eta sei artean, zazpi apustu mota posibleak aukeratzeko.</text:p>
      <text:p text:style-name="Text_20_body">Lehenengo kasuan, zenbaki bakarrean apustu egiten da, irabazten zaileena baina <text:span text:style-name="T35">diru (garrantzi)</text:span> gehien <text:span text:style-name="T35">irabazten dena</text:span>. Prozesua irabazten badu, apustua bider hogeita hamabost jasotzen du. Bigarren kasuan, par edo impar apustua da, emaitza bikoitia edo bakoitia den egiaztatzen duena. Hirugarren kasuan, gorri edo beltz apustua da, <text:span text:style-name="T13">gorriaDa</text:span> funtzioari deituz kolore egokia egiaztatzen duena. Laugarren kasuan, txiki edo haundi apustua da, emaitza bat eta hemezortzi artean edo hemeretzi eta hogeita hamasei artean dagoen egiaztatzen duena.</text:p>
      <text:p text:style-name="Text_20_body">Bosgarren eta seigarren kasuak zutabea eta dozena apustuak dira, antzeko logika erabiliz baina talde desberdinak dituztelarik. Zazpigarren kasuan, errenkada apustua da, hiru zenbaki jarraitu batean apustu egiten duena. Kasu bakoitzak bere sari eta galera logika du, ruletako arau errealei jarraituz. Mezu guztiek apustu mota, irabazi edo galdu den, eta garrantziaren aldaketa erakusten dituzte.</text:p>
      <text:h text:style-name="Heading_20_3" text:outline-level="3">GorriaDa Funtzioa</text:h>
      <text:p text:style-name="Text_20_body"><text:span text:style-name="T13">GorriaDa</text:span> funtzioa laguntzailea da ruleta funtziorako, zenbaki bat gorria edo beltza den egiaztatzen duena. Funtzioak zenbaki bat jasotzen du parametro gisa eta zero edo bat itzultzen du <text:span text:style-name="T35">(boolean logika)</text:span>. Lehenik, zenbakia zero bada, zero itzultzen du, zero berdea delako ruletaren arauetan. Ondoren, bi tarte nagusi aztertzen dira: bat eta hamar artean edo hemeretzi eta hogeita zortzi artean. <text:soft-page-break/>Tarte hauetan, zenbaki bakoitiak gorriak dira eta bikoitiak beltzak. <text:span text:style-name="T35">Beste tarteak hamaika</text:span> eta hemezortzi artean edo hemeretzi eta hogeita hamasei artean dagoen egiaztatzen du. Tarte hauetan, araua alderantzikatu egiten da: bikoitiak gorriak dira eta bakoitiak beltzak. Azkenik, baldintza hauek ez badira betetzen, zero itzultzen du. Funtzio hau zehatza da ruletako kolore arauak simulatzeko.</text:p>
      <text:h text:style-name="Heading_20_3" text:outline-level="3">DiruaZero Funtzioa</text:h>
      <text:p text:style-name="Text_20_body"><text:span text:style-name="T13">DiruaZero</text:span> funtzioak prozesu bati berriz dirua ematen dio guztia galdu duenean. Funtzioak PCB punteroa jasotzen du parametro gisa. Prozesuaren garrantzia eremuak ausazko balio berri bat jasotzen du <text:span text:style-name="T13">HASIERAKO_DIRU_MIN</text:span> eta <text:span text:style-name="T13">HASIERAKO_DIRU_MAX</text:span> artean. Horrela, prozesua berriz jolasten has<text:span text:style-name="T36">i</text:span> daiteke, sisteman aktibo jarraitu ahal izateko. Funtzio hau garrantzitsua da prozesuak behin eta berriz exekutatzeko, garrantzia zero izan arren.</text:p>
      <text:h text:style-name="Heading_20_3" text:outline-level="3">BihurtuVIP Funtzioa</text:h>
      <text:p text:style-name="Text_20_body"><text:span text:style-name="T13">BihurtuVIP</text:span> funtzioak prozesu bat VIP estatusera igotzen du, abantailak emanez. Funtzioak PCB punteroa jasotzen du parametro gisa. Lehenik, mezu bat inprimatzen du prozesuaren identifikadorea adieraziz VIP bihurtu dela. Ondoren, prozesuaren blokeatuta eremua bat jartzen da, Dispatcher-ak prozesu hau ez kanporatzeko CPUtik. Hau abantaila handia da, prozesuak bere exekuzioa amaitu arte jarraitzen duelako.</text:p>
      <text:p text:style-name="Text_20_body"><text:span text:style-name="T36">Ondoren</text:span> <text:span text:style-name="T13">VIPLista</text:span> array-a<text:span text:style-name="T36">n sartu behar da, horretarako</text:span> posizio huts bat <text:span text:style-name="T36">bilatzen du</text:span>. Posizio bat NULL bada, prozesuaren PCB punteroa bertan gordetzea eta <text:span text:style-name="T13">AzkenVIP</text:span> eguneratzea egiten da. Bestela, lista osoa beteta badago, zaharrena ordezkatu behar da. <text:span text:style-name="T13">AzkenVIP</text:span> aldagaia inkrementatzen da, <text:span text:style-name="T36">bi izaten bada berriz ere zero esartzen da, bi VIP kantitate maximoa da</text:span>. Posizio horretan dagoen prozesua kanporatzen da, blokeatuta eremua zero jarriz, eta prozesu berria sartzen da. Horrela, gehienez bi prozesu VIP egon daitezke aldi berean, eta zaharrenak lehentasuna galtzen du berriaren alde.</text:p>
      <text:h text:style-name="Heading_20_3" text:outline-level="3">GalduVIP Funtzioa</text:h>
      <text:p text:style-name="P26"><text:span text:style-name="T13">GalduVIP</text:span> funtzioak prozesu baten VIP estatusa kentzen du, jokoak galdu dituelako eta garrantzia jaitsi delako. Funtzioak PCB punteroa jasotzen du parametro gisa. Lehenik, mezu bat inprimatzen du prozesuaren identifikadorea adieraziz VIP abantaila galdu duela. Ondoren, prozesuaren blokeatuta eremua zero jartzen da, Dispatcher-ak berriz kanporatu dezakeela CPUtik. <text:span text:style-name="T36">Ondoren </text:span><text:span text:style-name="T37">VIPLista</text:span> <text:span text:style-name="T36">zuen </text:span>posizio<text:span text:style-name="T36">a</text:span> NULL jartzen da. Horrela, prozesu hori ez da gehiago VIP zerrendan egongo eta abantailak galdu ditu. Funtzio hau jokoaAukeratu funtzioak deitzen du prozesua blokeatuta dagoen eta garrantzia jaitsi den egiaztatzen duenean.</text:p>
      <text:h text:style-name="Heading_20_3" text:outline-level="3">Casino Sistemaren Filosofia</text:h>
      <text:p text:style-name="P26">Gertaerak.c fitxategiak planifikazio-politika original eta dibertigarri bat inplementatzen du. Prozesu guztiek jokatzen dute beren garrantzia aldatuz, eta garrantzia handiagoa dutenek lehentasun handiagoa dute ready ilaran. VIP sistema gehitzen da, abantailak emanez garrantzia oso altua duten prozesuei. <text:span text:style-name="T36">K</text:span>asino klasiko batean bezala, etxeak abantaila txiki bat du epe luzera, <text:span text:style-name="T36">ondorioz luzera beti garrantzia gero eta txikiago izango da, garrantzia 0 izatea ekiditzeko </text:span><text:span text:style-name="T37">DiruaZero funtzioa inplementatu dut</text:span>. Sistema honek eredu deterministikoetatik urruntzen da eta dinamismo handiagoa ematen dio sistemari, prozesu bakoitzak bere bidea egiten duelako jokoen eta zortearen arabera.</text:p>
      <text:p text:style-name="P23"/>
      <text:h text:style-name="P8" text:outline-level="1"><text:soft-page-break/>Loader.c</text:h>
      <text:p text:style-name="P16">Loader.c fitxategiak CasUnix sistemako programen kargatzailea inplementatzen du, prozesuen kodea eta datuak memoria fisikoan kokatuz eta orri-taulak sortuz. Fitxategi honek elf formatuko programak irakurtzen ditu, memoria birtualean antolatzen ditu, memoria fisikoan kopiatzen ditu, eta orri-taulak betetzen ditu itzulpena zuzen egiteko. Gainera, debug funtzioak ditu programen edukia pantailan eta fitxategietan erakusteko, sistemaren funtzionamendua egiaztatzeko. Fitxategiak hamar funtzio nagusi ditu, bost karga-prozesuari dedikaturik eta beste bost debug informazioari.</text:p>
      <text:h text:style-name="Heading_20_2" text:outline-level="2">OrriTaulaSortu Funtzioa</text:h>
      <text:p text:style-name="Text_20_body"><text:span text:style-name="T13">OrriTaulaSortu</text:span> funtzioak prozesu baten orri-taula sortzen du kernelaren memorian, memoria birtualaren kudeaketa egiteko. Funtzioak PCB punteroa jasotzen du parametro gisa. Lehenik, <text:span text:style-name="T13">taula_tamaina</text:span> aldagaiak kalkulatzen du zenbat byte behar diren orri-taula osoa gordetzeko. <text:span text:style-name="T13">SARRERA_KOPURUA</text:span> konstantea gehienez ehun berrogeita hamasei sarrera dira, eta bakoitzak <text:span text:style-name="T13">OrriTaulaSarrera</text:span> egiturakoaren tamaina du zortzi byte, guztira bi kilobyte inguru osatuz. <text:span text:style-name="T13">KernelMemoriaEskatu</text:span> funtzioari deitzen zaio tamaina hori eskatuz, eta itzulitako helbide fisikoa PCBaren <text:span text:style-name="T13">mm.pgb</text:span> eremuan gordetzen da.</text:p>
      <text:p text:style-name="Text_20_body">Ondoren, sarrera <text:span text:style-name="T38">guztiak</text:span> hasieratze<text:span text:style-name="T38">n dira</text:span>. <text:span text:style-name="T38">Sarrera bakoitzean o</text:span><text:span text:style-name="T13">rriTaulaSarrera</text:span> egitura bat sortzen da zero balioekin, fisikoa, baliozkoa, aldatua eta erreferentziatua eremu guztiak zeroz hasieratuta. <text:span text:style-name="T13">Memcpy</text:span> funtzioari deitzen zaio sarrera hori memoria fisikora kopiatzeko. <text:span text:style-name="T38">A</text:span>maieran, orri-taula osoa hutsik dago, baina memoriaren espazio erreserba<text:span text:style-name="T38">tuta</text:span> dago eta helbide fisikoa ezaguna da. Mezu bat inprimatzen da pantailan orri-taularen helbidea erakutsiz, erabiltzaileak konfigurazioa ikusi dezan.</text:p>
      <text:h text:style-name="Heading_20_2" text:outline-level="2">ProgramaKargatu Funtzioa</text:h>
      <text:p text:style-name="Text_20_body"><text:span text:style-name="T13">ProgramaKargatu</text:span> funtzioa konplexuena da loader fitxategian, programa oso bat kargatzeko ardura osoa duelako. Funtzioak bi parametro jasotzen ditu: fitxategiaren izena string gisa eta prozesuaren hasierako garrantzia. Lehenik, <text:span text:style-name="T13">fopen</text:span> funtzioari deitzen zaio fitxategia irakurtzeko moduan irekitzeko. Fitxategia ireki ezin bada, errore-mezu bat inprimatzen da eta funtzioa itzultzen da ezer egin gabe. Fitxategia zuzen ireki bada, <text:span text:style-name="T13">prozesuakSortu</text:span> funtzioari deitzen zaio PCB berri bat sortzeko <text:span text:style-name="T39">emandako</text:span> garrantziarekin.</text:p>
      <text:p text:style-name="Text_20_body">PCBaren <text:span text:style-name="T13">gordePC</text:span> eremua zero jartzen da, programak zero helbidean hasten delako normalean. <text:span text:style-name="T39">Hamasei e</text:span>rregistroak zeroz hasieratzen diraz, <text:span text:style-name="T39">ondoren</text:span> <text:span text:style-name="T39">o</text:span><text:span text:style-name="T13">rriTaulaSortu</text:span> funtzioari deitzen zaio PCBaren orri-taula prestatzeko kernelaren memorian. Mezu bat inprimatzen da pantailan programa kargatzen hasi dela adieraziz, fitxategiaren izena eta prozesuaren identifikadorea erakutsiz.</text:p>
      <text:p text:style-name="Text_20_body">Jarraian, <text:span text:style-name="T13">fisikoa</text:span> array-a deklaratzen da <text:span text:style-name="T13">SARRERA_KOPURUA</text:span> tamainarekin, orri bakoitzaren frame fisikoa gordetzeko. Lehenengo frame-a eskatzen da <text:span text:style-name="T40">userMemoriaEskatu</text:span> funtzioari deituz <text:span text:style-name="T13">ORRI_TAMAINA</text:span> parametroarekin. <text:span text:style-name="T13">HelbideBirtuala</text:span> aldagaia zero hasieratzen da, programaren hasieratik abiatuz. Bi fgets funtzio deituz, fitxategiaren lehen bi lerroak irakurtzen dira, text eta data goiburuak direnak, <text:span text:style-name="T39">jarraian,</text:span> Sscanf funtzioari deitzen zaio lerro bakoitzean, text helbide birtuala PCBaren <text:span text:style-name="T13">mm.code</text:span> eremuan eta data helbide birtuala <text:span text:style-name="T13">mm.data</text:span> eremuan gordetzeko. HelbideBirtuala aldagaia <text:span text:style-name="T13">mm.code</text:span> balioarekin eguneratzen da, hemendik abiatuz programaren irakurketa.</text:p>
      <text:p text:style-name="Text_20_body"><text:span text:style-name="T41">F</text:span><text:span text:style-name="T13">gets</text:span> funtzioari deitzen lerro<text:span text:style-name="T39">ak</text:span> ba<text:span text:style-name="T39">naka</text:span> irakurri <text:span text:style-name="T39">egingo dira</text:span>, fitxategia amaitu arte. Lerro bakoitzak balio hexadezimal bat du, agindua edo datua izan daitekeena. Sscanf funtzioari deitzen zaio balioa <text:soft-page-break/>aldagaian gordetzeko. <text:span text:style-name="T39">Gainera kontrolatu egiten da aldagai baten bitartez ea code segmentu amaitu egin den edo oraindik codea irakurtzen ari garen.</text:span></text:p>
      <text:p text:style-name="Text_20_body">Balio bakoitza <text:span text:style-name="T39">memoria fisikoan </text:span>idatzi aurretik, <text:span text:style-name="T13">orriBarnekoHelbidea</text:span> <text:span text:style-name="T13">ORRI_TAMAINA</text:span> baino handiagoa den egiaztatzen da. Kasu horretan, orri bat bete da eta hurrengora joan behar da. <text:span text:style-name="T13">OrriZenbakia</text:span> inkrementatzen da eta <text:span text:style-name="T13">SARRERA_KOPURUA</text:span> gainditu ez den egiaztatzen da. Frame berri bat eskatzen da <text:span text:style-name="T13">userMemoriaEskatu</text:span> funtzioari deituz, eta <text:span text:style-name="T13">fisikoa</text:span> array-an gordetzen da. Ondoren, <text:span text:style-name="T13">memoriaIdatzi</text:span> funtzioari deitzen zaio balioa memoria fisikoan kopiatzeko.</text:p>
      <text:p text:style-name="Text_20_body"><text:span text:style-name="T42">F</text:span>itxategia guztiz prozesatu da eta memoria fisikoan dago, <text:span text:style-name="T42">jarraian,</text:span> <text:span text:style-name="T42">bi mezu</text:span> inprimatzen dira code eta data hasierako helbideak erakutsiz, birtualak eta fisikoak. <text:span text:style-name="T13">Fclose</text:span> funtzioari deitzen zaio fitxategia ixteko. Orri-taula bete behar da orain, <text:span text:style-name="T42">bertan helbide fisikoa gordetzen da eta baliozkoa dela sarrera ere ezartzen da.</text:span> Memcpy funtzioari deitzen zaio sarrera hori memoria fisikora kopiatzeko.</text:p>
      <text:p text:style-name="Text_20_body">Amaitzeko, <text:span text:style-name="T13">debugMemoria</text:span> funtzioari deitzen zaio PCBaren edukia pantailan erakusteko, <text:span text:style-name="T42">eta</text:span> <text:span text:style-name="T43">p</text:span><text:span text:style-name="T13">rozesuaPush</text:span> funtzioari deitzen zaio PCB berria ready ilarara sartzeko garrantziaren arabera. Funtzio honek programa oso bat memoria fisikoan jartzen du eta ready egoeran uzten du, exekutatzeko prest.</text:p>
      <text:h text:style-name="Heading_20_2" text:outline-level="2">DebugCode Funtzioa</text:h>
      <text:p text:style-name="Text_20_body"><text:span text:style-name="T13">DebugCode</text:span> funtzioak prozesu baten code segmentuaren informazio zehatza pantailaratu egiten du. Funtzioak PCB punteroa jasotzen du parametro gisa. Lehenik, <text:span text:style-name="T42">ze </text:span>prozesu<text:span text:style-name="T42">ren informazio pantailaretzen identifikatzen da prosezuaren</text:span> identifikadorea erakutsiz. </text:p>
      <text:p text:style-name="Text_20_body"><text:span text:style-name="T42">Ondoren hainbat egiaztapen egiten dira errorerik ez edukitzeko, adibidez, memoria eskaera orritik kanpoko helbide batera egiten ez dela.</text:span> Egiaztatze guztien ondoren, helbide birtuala eta fisikoa inprimatzen dira.</text:p>
      <text:p text:style-name="P27"><text:span text:style-name="T42">Jarraian</text:span> agindu bakoitza irakurtzen, <text:span text:style-name="T42">horretarako</text:span> <text:span text:style-name="T13">memoriaIrakurri</text:span> funtzioari deitzen zaio agindua lortzeko frame fisikotik. <text:span text:style-name="T44">Ondoren bertan dagoen balio interpretazen da, ze agindu den, ADD, EXIT... Aginduak ze erregistro erabiltzen duen etab.</text:span></text:p>
      <text:p text:style-name="P27"><text:span text:style-name="T44">A</text:span>maieran, zenbat agindu dauden inprimatzen da. Funtzio honek code segmentuaren ikus-analisi zehatza ematen du.</text:p>
      <text:h text:style-name="Heading_20_2" text:outline-level="2">DebugData Funtzioa</text:h>
      <text:p text:style-name="P27"><text:span text:style-name="T13">DebugData</text:span> funtzioak prozesu baten data segmentuaren informazio zehatza pantailaratu egiten du. Funtzioak PCB punteroa jasotzen du parametro gisa, eta <text:span text:style-name="T13">debugCode</text:span> funtzioarekin antzeko egitura du. <text:span text:style-name="T45">D</text:span><text:span text:style-name="T13">ebugCode</text:span><text:span text:style-name="T46"> </text:span><text:span text:style-name="T47">funtzioa bezala identifikatzen da prozesua, ondoren kalkulatzen da ze memoria helbidetik hasi behar den datuak irakurtzen.</text:span></text:p>
      <text:p text:style-name="Text_20_body"><text:span text:style-name="T44">Jarraian hainbat egiaztatze egiten dira memoria helbidearen atzipenak errorerik ez sortzeko</text:span>. Egiaztatze guztien ondoren, helbide birtuala eta fisikoa inprimatzen dira, offset-a kontuan hartuta.</text:p>
      <text:p text:style-name="Text_20_body"><text:span text:style-name="T44">Ondoren dataren memoria segmentua pantailaratzen du bere intrepetrazioarekin zenbaki hamartarretan, negatiboak kontuan hartuta</text:span>.</text:p>
      <text:h text:style-name="Heading_20_2" text:outline-level="2"><text:soft-page-break/>DebugMemoria Funtzioa</text:h>
      <text:p text:style-name="Text_20_body"><text:span text:style-name="T13">DebugMemoria</text:span> funtzioak code eta data segmentu biak pantailaratu egiten ditu modu ordenatuan. Funtzioak PCB punteroa jasotzen du parametro gisa. <text:span text:style-name="T48">D</text:span><text:span text:style-name="T13">ebugCode</text:span> funtzioari deitzen zaio code segmentua erakusteko, eta jarraian <text:span text:style-name="T13">debugData</text:span> funtzioari deitzen zaio data segmentua erakusteko. Funtzio hau oso sinplea da baina erabilgarria, bi segmentuak aldi berean ikusteko. Normalean <text:span text:style-name="T13">programaKargatu</text:span> funtzioak deitzen du programa kargatu ondoren informazio osoa erakusteko.</text:p>
      <text:h text:style-name="Heading_20_2" text:outline-level="2">DebugCodeToFile, DebugDataToFile eta DebugMemoriaToFile Funtzioak</text:h>
      <text:p text:style-name="Text_20_body">Hiru funtzio hauek <text:span text:style-name="T13">debugCode</text:span>, <text:span text:style-name="T13">debugData</text:span> eta <text:span text:style-name="T13">debugMemoria</text:span> funtzioen bertsio desberdinak dira, pantailan inprimatu ordez fitxategi batera idazten dutenak. <text:span text:style-name="T13">DebugCodeToFile</text:span> funtzioak PCB punteroa eta FILE punteroa jasotzen ditu parametro gisa. Funtzioaren logika ia berdina da <text:span text:style-name="T13">debugCode</text:span> funtzioarekin, <text:span text:style-name="T13">printf</text:span> deien ordez <text:span text:style-name="T13">fprintf</text:span> deiak erabiliz fitxategira idazteko. <text:span text:style-name="T13">DebugDataToFile</text:span> funtzioak ere logika berdina du <text:span text:style-name="T13">debugData</text:span> funtzioarekin, <text:span text:style-name="T13">fprintf</text:span> erabiliz. <text:span text:style-name="T13">DebugMemoriaToFile</text:span> funtzioak PCB punteroa eta FILE punteroa jasotzen ditu, <text:span text:style-name="T49">eta </text:span><text:span text:style-name="T13">debugCodeToFile</text:span> eta <text:span text:style-name="T13">debugDataToFile</text:span> <text:span text:style-name="T49">deitzen du</text:span>.</text:p>
      <text:p text:style-name="Text_20_body">Funtzio hauek exekuzioMotorra.c fitxategiak erabiltzen ditu, prozesu bat exit agindua exekutatu duenean emaitzak fitxategi batean gordetzeko. Horrela, erabiltzaileak programa bakoitzaren azken egoera kontsultatu dezake exekuzioa amaitu ondoren, memory dump guztia Emaitzak direktorian gordeta daudelako. Bereizketa hau garrantzitsua da, pantailan informazio guztia bistaratzea zailtzen duelako, eta fitxategietan emaitza pertsonalizatuak gorde daitezkeelako.</text:p>
      <text:h text:style-name="Heading_20_2" text:outline-level="2">OrriTaulaPantailaratu Funtzioa</text:h>
      <text:p text:style-name="Text_20_body"><text:span text:style-name="T13">OrriTaulaPantailaratu</text:span> funtzioak prozesu baten orri-taularen xehetasunak pantailaratu egiten ditu, sarrera guztiak erakutsiz. Funtzioak PCB punteroa jasotzen du parametro gisa. <text:span text:style-name="T49">Lehenik prosezuaren identifikadorea pantailaratzen du, ondoren, o</text:span>rri-taularen helbide fisikoa inprimatzen da PGB izenarekin. Taularen tamaina byte-tan eta sarrera kopuruan kalkulatzen da eta inprimatzen da. Lerro bat inprimatzen da goiburu gisa, zutabe bakoitzaren izena erakutsiz: indizea, helbide fisikoa, baliozkotasuna, aldatua eta erreferentziatua.</text:p>
      <text:p text:style-name="Text_20_body"><text:span text:style-name="T49">Ondoren s</text:span>arrera baliozko <text:span text:style-name="T49">bakoitza</text:span> <text:span text:style-name="T49">pantailaratzen</text:span> da informazio osoa erakutsiz: indizea, helbide fisikoa hexadezimalean, eta hiru bit-ak. Sarrera baliogabeak ez dira inprimatzen, pantaila gehiegi ez kargatzeko. Funtzio hau erabilgarria da orri-taulak zuzen sortu direla egiaztatzeko.</text:p>
      <text:h text:style-name="Heading_20_2" text:outline-level="2">OrriTaulakGuztiakPantailaratu Funtzioa</text:h>
      <text:p text:style-name="Text_20_body"><text:span text:style-name="T13">OrriTaulakGuztiakPantailaratu</text:span> funtzioak ready ilaran dauden prozesu guztien orri-taulak pantailaratu egiten ditu sekuentzialki. Funtzioak ez du parametrorik jasotzen. Lehenik, momentukoa aldagaia <text:span text:style-name="T13">ready.lehena</text:span> punteroarekin hasieratzen da. Ilara hutsik badago, mezu bat<text:span text:style-name="T50">e</text:span>n <text:span text:style-name="T50">hori adierazten da</text:span>. Bestela, goiburu handi bat inprimatzen da sistemako prozesu guztien orri-taulak erakusten hasiko direla adieraziz.</text:p>
      <text:p text:style-name="Text_20_body"><text:span text:style-name="T50">Ondoren ready ilarako PCB guztien orri taulak pantailaratzen dira</text:span>. Funtzio hau main.c fitxategiak deitzen du programa guztiak kargatu ondoren, erabiltzaileak orri-taula guztiak ikusi ditzan exekuzioa hasi baino lehen. Horrela, sistemaren memoria konfigurazio osoa ulergarria da hasieratik.</text:p>
      <text:h text:style-name="Heading_20_2" text:outline-level="2"><text:soft-page-break/>Loader Sistemaren Ardura</text:h>
      <text:p text:style-name="Text_20_body">Loader.c fitxategiak sistema osoaren oinarria jartzen du, programak memoria fisikoan kokatuz eta orri-taulak sortuz memoria birtualaren kudeaketa egiteko. Fitxategi honek elf formatuko programak interpretatzen ditu, text eta data segmentuak bereiziz. Programak memoria fisikoan kopiatzen ditu frame batean edo gehiagotan, orri-tamaina kontuan hartuta. Orri-taulak kernelaren memorian sortzen ditu, eta sarrera bakoitza frame fisikoarekin betetzen du. Debug funtzioak ditu pantailan eta fitxategietan informazioa erakusteko, sistemaren funtzionamendua egiaztatzeko eta arazoak detektatzeko. Loader sistemak lan handia egiten du hasieran, programa guztiak kargatzeko, baina ondoren exekuzioa erraza da, orri-taulak prest daudelako eta memoria birtualaren itzulpena MMU eta TLB sistemak automatikoki egiten dutelako. Loader fidagarria eta errore-kudeaketa sendoa d<text:span text:style-name="T50">u</text:span>, memoria ihesa saihesteko eta sistema egonkorra mantentzeko.</text:p>
      <text:p text:style-name="P16"/>
      <text:h text:style-name="P8" text:outline-level="1">Memoria.c</text:h>
      <text:h text:style-name="P28" text:outline-level="1">ExekuzioMotorra.c</text:h>
      <text:h text:style-name="P8"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u"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u"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cm" fo:margin-bottom="0.247cm" style:contextual-spacing="false" fo:line-height="115%"/>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8:43:47.344170162</meta:creation-date>
    <dc:date>2026-01-07T10:05:43.670360438</dc:date>
    <meta:editing-duration>PT2H44M19S</meta:editing-duration>
    <meta:editing-cycles>17</meta:editing-cycles>
    <meta:generator>LibreOffice/25.8.4.2$Linux_X86_64 LibreOffice_project/0b6deb1565d6226fb81e7f54d104471baea763d5</meta:generator>
    <meta:document-statistic meta:table-count="0" meta:image-count="0" meta:object-count="0" meta:page-count="21" meta:paragraph-count="205" meta:word-count="7927" meta:character-count="64077" meta:non-whitespace-character-count="56350"/>
  </office:meta>
</office:document-meta>
</file>